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11.18cm" fo:min-width="4.58cm" fo:padding-top="0.176cm" fo:padding-bottom="0.176cm" fo:padding-left="0.301cm" fo:padding-right="0.301cm" draw:shadow-offset-x="0.203cm" draw:shadow-offset-y="0.203cm"/>
    </style:style>
    <style:style style:name="gr2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11.18cm" fo:min-width="2.04cm" fo:padding-top="0.176cm" fo:padding-bottom="0.176cm" fo:padding-left="0.301cm" fo:padding-right="0.301cm" draw:shadow-offset-x="0.203cm" draw:shadow-offset-y="0.203cm"/>
    </style:style>
    <style:style style:name="gr3" style:family="graphic" style:parent-style-name="objectwithoutfill">
      <style:graphic-properties svg:stroke-width="0.102cm" svg:stroke-color="#000000" draw:marker-start-width="0.356cm" draw:marker-end-width="0.356cm" draw:fill="solid" draw:fill-color="#ffffff" draw:textarea-vertical-align="middle" fo:padding-top="0.176cm" fo:padding-bottom="0.176cm" fo:padding-left="0.301cm" fo:padding-right="0.301cm" draw:shadow-offset-x="0.203cm" draw:shadow-offset-y="0.2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1.995cm" fo:min-width="1.745cm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11.078cm" fo:min-width="1.938cm" fo:padding-top="0.176cm" fo:padding-bottom="0.176cm" fo:padding-left="0.301cm" fo:padding-right="0.301cm" draw:shadow-offset-x="0.203cm" draw:shadow-offset-y="0.203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11.078cm" fo:min-width="4.478cm" fo:padding-top="0.176cm" fo:padding-bottom="0.176cm" fo:padding-left="0.301cm" fo:padding-right="0.301cm" draw:shadow-offset-x="0.203cm" draw:shadow-offset-y="0.203cm"/>
    </style:style>
    <style:style style:name="gr10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1.893cm" fo:min-width="1.643cm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000000" draw:marker-start-width="0.356cm" draw:marker-end-width="0.356cm" draw:fill="none" draw:fill-color="#ffffff" draw:textarea-horizontal-align="justify" draw:textarea-vertical-align="middle" draw:auto-grow-height="false" fo:min-height="11.078cm" fo:min-width="4.478cm" fo:padding-top="0.176cm" fo:padding-bottom="0.176cm" fo:padding-left="0.301cm" fo:padding-right="0.301cm" draw:shadow-offset-x="0.203cm" draw:shadow-offset-y="0.203cm"/>
    </style:style>
    <style:style style:name="gr12" style:family="graphic" style:parent-style-name="standard">
      <style:graphic-properties svg:stroke-width="0.102cm" svg:stroke-color="#000000" draw:marker-start-width="0.356cm" draw:marker-end-width="0.356cm" draw:fill="none" draw:fill-color="#ffffff" draw:textarea-horizontal-align="justify" draw:textarea-vertical-align="middle" draw:auto-grow-height="false" fo:min-height="11.078cm" fo:min-width="1.938cm" fo:padding-top="0.176cm" fo:padding-bottom="0.176cm" fo:padding-left="0.301cm" fo:padding-right="0.301cm" draw:shadow-offset-x="0.203cm" draw:shadow-offset-y="0.203cm"/>
    </style:style>
    <style:style style:name="gr13" style:family="graphic" style:parent-style-name="objectwithoutfill">
      <style:graphic-properties svg:stroke-width="0.102cm" svg:stroke-color="#000000" draw:marker-start-width="0.356cm" draw:marker-end-width="0.356cm" draw:fill="solid" draw:fill-color="#ffffff" draw:opacity="50%" draw:textarea-vertical-align="middle" fo:padding-top="0.176cm" fo:padding-bottom="0.176cm" fo:padding-left="0.301cm" fo:padding-right="0.301cm" draw:shadow-offset-x="0.203cm" draw:shadow-offset-y="0.203cm" draw:shadow-opacity="50%"/>
    </style:style>
    <style:style style:name="gr14" style:family="graphic" style:parent-style-name="objectwithoutfill">
      <style:graphic-properties svg:stroke-width="0.102cm" svg:stroke-color="#000000" draw:marker-start-width="0.356cm" draw:marker-end-width="0.356cm" draw:fill="solid" draw:fill-color="#23ff23" draw:opacity="50%" draw:textarea-vertical-align="middle" fo:padding-top="0.176cm" fo:padding-bottom="0.176cm" fo:padding-left="0.301cm" fo:padding-right="0.301cm" draw:shadow-offset-x="0.203cm" draw:shadow-offset-y="0.203cm" draw:shadow-opacity="50%"/>
    </style:style>
    <style:style style:name="gr15" style:family="graphic" style:parent-style-name="standard">
      <style:graphic-properties svg:stroke-width="0.102cm" svg:stroke-color="#000000" draw:marker-start-width="0.356cm" draw:marker-end-width="0.356cm" draw:fill="none" draw:fill-color="#ffffff" draw:textarea-horizontal-align="justify" draw:textarea-vertical-align="middle" draw:auto-grow-height="false" fo:min-height="1.893cm" fo:min-width="1.643cm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 draw:opacity="50%"/>
      <style:paragraph-properties fo:text-align="center"/>
    </style:style>
    <style:style style:name="P6" style:family="paragraph">
      <loext:graphic-properties draw:fill="solid" draw:fill-color="#23ff23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5.08cm" svg:height="11.43cm" svg:x="11.43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1.43cm" svg:x="16.51cm" svg:y="1.27cm">
          <text:p/>
          <draw:enhanced-geometry svg:viewBox="0 0 21600 21600" draw:type="rectangle" draw:enhanced-path="M 0 0 L 21600 0 21600 21600 0 21600 0 0 Z N"/>
        </draw:custom-shape>
        <draw:g>
          <draw:polygon draw:style-name="gr3" draw:text-style-name="P1" draw:layer="layout" svg:width="2.253cm" svg:height="1.094cm" draw:transform="skewX (0.344527994343681) rotate (-1.03934356956262) translate (17.78cm 2.66695328574428cm)" svg:viewBox="0 0 2254 1095" draw:points="0,0 1251,0 2254,1094 1001,1095">
            <text:p/>
          </draw:polygon>
          <draw:polygon draw:style-name="gr3" draw:text-style-name="P1" draw:layer="layout" svg:width="2.253cm" svg:height="1.094cm" draw:transform="skewX (0.345051593119279) rotate (-1.03934356956262) translate (18.416cm 3.74577335712786cm)" svg:viewBox="0 0 2254 1095" draw:points="0,0 1251,0 2254,1094 1001,1095">
            <text:p/>
          </draw:polygon>
          <draw:polygon draw:style-name="gr3" draw:text-style-name="P1" draw:layer="layout" svg:width="2.255cm" svg:height="1.097cm" draw:transform="skewX (0.347495054072071) rotate (-1.03707464153503) translate (17.146cm 3.74690657148856cm)" svg:viewBox="0 0 2256 1098" draw:points="0,0 1252,3 2256,1098 1002,1096">
            <text:p/>
          </draw:polygon>
          <draw:polygon draw:style-name="gr3" draw:text-style-name="P1" draw:layer="layout" svg:width="2.255cm" svg:height="1.097cm" draw:transform="skewX (0.347495054072071) rotate (-1.03707464153503) translate (17.146cm 1.587cm)" svg:viewBox="0 0 2256 1098" draw:points="0,0 1252,3 2256,1098 1002,1096">
            <text:p/>
          </draw:polygon>
          <draw:polygon draw:style-name="gr3" draw:text-style-name="P1" draw:layer="layout" svg:width="2.255cm" svg:height="1.097cm" draw:transform="skewX (0.347495054072071) rotate (-1.03707464153503) translate (17.146cm 5.90454671425572cm)" svg:viewBox="0 0 2256 1098" draw:points="0,0 1252,3 2256,1098 1002,1096">
            <text:p/>
          </draw:polygon>
          <draw:polygon draw:style-name="gr3" draw:text-style-name="P1" draw:layer="layout" svg:width="2.255cm" svg:height="1.097cm" draw:transform="skewX (0.347495054072071) rotate (-1.03707464153503) translate (17.146cm 8.06332007138358cm)" svg:viewBox="0 0 2256 1098" draw:points="0,0 1252,3 2256,1098 1002,1096">
            <text:p/>
          </draw:polygon>
          <draw:polygon draw:style-name="gr3" draw:text-style-name="P1" draw:layer="layout" svg:width="2.255cm" svg:height="1.097cm" draw:transform="skewX (0.347495054072071) rotate (-1.03707464153503) translate (17.146cm 10.2232266428721cm)" svg:viewBox="0 0 2256 1098" draw:points="0,0 1252,3 2256,1098 1002,1096">
            <text:p/>
          </draw:polygon>
          <draw:polygon draw:style-name="gr3" draw:text-style-name="P1" draw:layer="layout" svg:width="2.253cm" svg:height="1.094cm" draw:transform="skewX (0.344527994343681) rotate (-1.03934356956262) translate (17.78cm 4.82572664287214cm)" svg:viewBox="0 0 2254 1095" draw:points="0,0 1251,0 2254,1094 1001,1095">
            <text:p/>
          </draw:polygon>
          <draw:polygon draw:style-name="gr3" draw:text-style-name="P1" draw:layer="layout" svg:width="2.253cm" svg:height="1.094cm" draw:transform="skewX (0.344527994343681) rotate (-1.03934356956262) translate (17.78cm 6.9833667856393cm)" svg:viewBox="0 0 2254 1095" draw:points="0,0 1251,0 2254,1094 1001,1095">
            <text:p/>
          </draw:polygon>
          <draw:polygon draw:style-name="gr3" draw:text-style-name="P1" draw:layer="layout" svg:width="2.253cm" svg:height="1.094cm" draw:transform="skewX (0.344527994343681) rotate (-1.03934356956262) translate (17.78cm 9.14214014276716cm)" svg:viewBox="0 0 2254 1095" draw:points="0,0 1251,0 2254,1094 1001,1095">
            <text:p/>
          </draw:polygon>
          <draw:polygon draw:style-name="gr3" draw:text-style-name="P1" draw:layer="layout" svg:width="2.253cm" svg:height="1.094cm" draw:transform="skewX (0.345051593119279) rotate (-1.03934356956262) translate (18.416cm 5.90454671425572cm)" svg:viewBox="0 0 2254 1095" draw:points="0,0 1251,0 2254,1094 1001,1095">
            <text:p/>
          </draw:polygon>
          <draw:polygon draw:style-name="gr3" draw:text-style-name="P1" draw:layer="layout" svg:width="2.253cm" svg:height="1.094cm" draw:transform="skewX (0.345051593119279) rotate (-1.03934356956262) translate (18.416cm 8.06218685702288cm)" svg:viewBox="0 0 2254 1095" draw:points="0,0 1251,0 2254,1094 1001,1095">
            <text:p/>
          </draw:polygon>
        </draw:g>
        <draw:frame draw:style-name="gr4" draw:text-style-name="P3" draw:layer="layout" svg:width="0.953cm" svg:height="0.962cm" svg:x="16.678cm" svg:y="6.494cm">
          <draw:text-box>
            <text:p text:style-name="P2">9</text:p>
          </draw:text-box>
        </draw:frame>
        <draw:frame draw:style-name="gr5" draw:text-style-name="P3" draw:layer="layout" svg:width="1.419cm" svg:height="1.673cm" svg:x="16.437cm" svg:y="4.394cm">
          <draw:text-box>
            <text:p text:style-name="P2">10</text:p>
          </draw:text-box>
        </draw:frame>
        <draw:frame draw:style-name="gr5" draw:text-style-name="P3" draw:layer="layout" svg:width="1.419cm" svg:height="1.673cm" svg:x="16.437cm" svg:y="2.222cm">
          <draw:text-box>
            <text:p text:style-name="P2">11</text:p>
          </draw:text-box>
        </draw:frame>
        <draw:frame draw:style-name="gr4" draw:text-style-name="P3" draw:layer="layout" svg:width="0.953cm" svg:height="0.962cm" svg:x="17.929cm" svg:y="8.707cm">
          <draw:text-box>
            <text:p text:style-name="P2">0</text:p>
          </draw:text-box>
        </draw:frame>
        <draw:frame draw:style-name="gr4" draw:text-style-name="P3" draw:layer="layout" svg:width="0.953cm" svg:height="0.962cm" svg:x="17.929cm" svg:y="6.535cm">
          <draw:text-box>
            <text:p text:style-name="P2">1</text:p>
          </draw:text-box>
        </draw:frame>
        <draw:frame draw:style-name="gr4" draw:text-style-name="P3" draw:layer="layout" svg:width="0.953cm" svg:height="0.962cm" svg:x="17.929cm" svg:y="4.363cm">
          <draw:text-box>
            <text:p text:style-name="P2">2</text:p>
          </draw:text-box>
        </draw:frame>
        <draw:frame draw:style-name="gr4" draw:text-style-name="P3" draw:layer="layout" svg:width="0.953cm" svg:height="0.962cm" svg:x="17.329cm" svg:y="7.576cm">
          <draw:text-box>
            <text:p text:style-name="P2">5</text:p>
          </draw:text-box>
        </draw:frame>
        <draw:frame draw:style-name="gr4" draw:text-style-name="P3" draw:layer="layout" svg:width="0.953cm" svg:height="0.962cm" svg:x="17.329cm" svg:y="5.404cm">
          <draw:text-box>
            <text:p text:style-name="P2">4</text:p>
          </draw:text-box>
        </draw:frame>
        <draw:frame draw:style-name="gr4" draw:text-style-name="P3" draw:layer="layout" svg:width="0.953cm" svg:height="0.962cm" svg:x="17.329cm" svg:y="3.232cm">
          <draw:text-box>
            <text:p text:style-name="P2">3</text:p>
          </draw:text-box>
        </draw:frame>
        <draw:frame draw:style-name="gr4" draw:text-style-name="P3" draw:layer="layout" svg:width="0.953cm" svg:height="0.962cm" svg:x="17.305cm" svg:y="9.806cm">
          <draw:text-box>
            <text:p text:style-name="P2">6</text:p>
          </draw:text-box>
        </draw:frame>
        <draw:frame draw:style-name="gr4" draw:text-style-name="P3" draw:layer="layout" svg:width="0.953cm" svg:height="0.962cm" svg:x="16.705cm" svg:y="10.847cm">
          <draw:text-box>
            <text:p text:style-name="P2">7</text:p>
          </draw:text-box>
        </draw:frame>
        <draw:frame draw:style-name="gr4" draw:text-style-name="P3" draw:layer="layout" svg:width="0.953cm" svg:height="0.962cm" svg:x="16.705cm" svg:y="8.675cm">
          <draw:text-box>
            <text:p text:style-name="P2">8</text:p>
          </draw:text-box>
        </draw:frame>
        <draw:custom-shape draw:style-name="gr6" draw:text-style-name="P1" draw:layer="layout" svg:width="3.175cm" svg:height="3.175cm" svg:x="12.38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54cm" svg:height="11.43cm" svg:x="8.89cm" svg:y="1.27cm">
          <text:p/>
          <draw:enhanced-geometry svg:viewBox="0 0 21600 21600" draw:type="rectangle" draw:enhanced-path="M 0 0 L 21600 0 21600 21600 0 21600 0 0 Z N"/>
        </draw:custom-shape>
        <draw:g>
          <draw:polygon draw:style-name="gr3" draw:text-style-name="P1" draw:layer="layout" svg:width="2.253cm" svg:height="1.094cm" draw:transform="skewX (-0.34470252726888) rotate (1.03916903663742) translate (9.01749522024796cm 4.60964159278829cm)" svg:viewBox="0 0 2254 1095" draw:points="2254,0 1002,0 0,1094 1253,1095">
            <text:p/>
          </draw:polygon>
          <draw:polygon draw:style-name="gr3" draw:text-style-name="P1" draw:layer="layout" svg:width="2.254cm" svg:height="1.094cm" draw:transform="skewX (-0.345400658969678) rotate (1.03916903663742) translate (8.38105788031906cm 5.68920530672035cm)" svg:viewBox="0 0 2255 1095" draw:points="2255,0 1003,0 0,1094 1253,1095">
            <text:p/>
          </draw:polygon>
          <draw:polygon draw:style-name="gr3" draw:text-style-name="P1" draw:layer="layout" svg:width="2.255cm" svg:height="1.097cm" draw:transform="skewX (-0.347145988221672) rotate (1.03707464153503) translate (9.646343090221cm 5.6890353527848cm)" svg:viewBox="0 0 2256 1098" draw:points="2256,0 1003,3 0,1098 1254,1096">
            <text:p/>
          </draw:polygon>
          <draw:polygon draw:style-name="gr3" draw:text-style-name="P1" draw:layer="layout" svg:width="2.255cm" svg:height="1.097cm" draw:transform="skewX (-0.347145988221672) rotate (1.03707464153503) translate (9.646343090221cm 3.52912878129624cm)" svg:viewBox="0 0 2256 1098" draw:points="2256,0 1003,3 0,1098 1254,1096">
            <text:p/>
          </draw:polygon>
          <draw:polygon draw:style-name="gr3" draw:text-style-name="P1" draw:layer="layout" svg:width="2.256cm" svg:height="1.097cm" draw:transform="skewX (-0.34766958699727) rotate (1.03707464153503) translate (9.64601218426734cm 7.84723547299037cm)" svg:viewBox="0 0 2257 1098" draw:points="2257,0 1004,3 0,1098 1254,1096">
            <text:p/>
          </draw:polygon>
          <draw:polygon draw:style-name="gr3" draw:text-style-name="P1" draw:layer="layout" svg:width="2.255cm" svg:height="1.097cm" draw:transform="skewX (-0.347145988221672) rotate (1.03707464153503) translate (9.646343090221cm 10.0054488526798cm)" svg:viewBox="0 0 2256 1098" draw:points="2256,0 1003,3 0,1098 1254,1096">
            <text:p/>
          </draw:polygon>
          <draw:polygon draw:style-name="gr3" draw:text-style-name="P1" draw:layer="layout" svg:width="2.255cm" svg:height="1.097cm" draw:transform="skewX (-0.347145988221672) rotate (1.03707464153503) translate (9.646343090221cm 12.1653554241684cm)" svg:viewBox="0 0 2256 1098" draw:points="2256,0 1003,3 0,1098 1254,1096">
            <text:p/>
          </draw:polygon>
          <draw:polygon draw:style-name="gr3" draw:text-style-name="P1" draw:layer="layout" svg:width="2.253cm" svg:height="1.094cm" draw:transform="skewX (-0.34470252726888) rotate (1.03916903663742) translate (9.01749522024796cm 6.76841494991615cm)" svg:viewBox="0 0 2254 1095" draw:points="2254,0 1002,0 0,1094 1253,1095">
            <text:p/>
          </draw:polygon>
          <draw:polygon draw:style-name="gr3" draw:text-style-name="P1" draw:layer="layout" svg:width="2.253cm" svg:height="1.094cm" draw:transform="skewX (-0.34470252726888) rotate (1.03916903663742) translate (9.01749522024796cm 8.92605509268331cm)" svg:viewBox="0 0 2254 1095" draw:points="2254,0 1002,0 0,1094 1253,1095">
            <text:p/>
          </draw:polygon>
          <draw:polygon draw:style-name="gr3" draw:text-style-name="P1" draw:layer="layout" svg:width="2.253cm" svg:height="1.094cm" draw:transform="skewX (-0.34470252726888) rotate (1.03916903663742) translate (9.01749522024796cm 11.0848284498112cm)" svg:viewBox="0 0 2254 1095" draw:points="2254,0 1002,0 0,1094 1253,1095">
            <text:p/>
          </draw:polygon>
          <draw:polygon draw:style-name="gr3" draw:text-style-name="P1" draw:layer="layout" svg:width="2.253cm" svg:height="1.094cm" draw:transform="skewX (-0.345226126044478) rotate (1.03916903663742) translate (8.38116723588248cm 7.84779271821531cm)" svg:viewBox="0 0 2254 1095" draw:points="2254,0 1003,0 0,1094 1253,1095">
            <text:p/>
          </draw:polygon>
          <draw:polygon draw:style-name="gr3" draw:text-style-name="P1" draw:layer="layout" svg:width="2.254cm" svg:height="1.094cm" draw:transform="skewX (-0.345400658969678) rotate (1.03916903663742) translate (8.38105788031907cm 10.0056188066154cm)" svg:viewBox="0 0 2255 1095" draw:points="2255,0 1003,0 0,1094 1253,1095">
            <text:p/>
          </draw:polygon>
        </draw:g>
        <draw:frame draw:style-name="gr4" draw:text-style-name="P3" draw:layer="layout" svg:width="0.953cm" svg:height="0.962cm" svg:x="10.322cm" svg:y="6.538cm">
          <draw:text-box>
            <text:p text:style-name="P2">9</text:p>
          </draw:text-box>
        </draw:frame>
        <draw:frame draw:style-name="gr5" draw:text-style-name="P3" draw:layer="layout" svg:width="1.419cm" svg:height="1.673cm" svg:x="10.081cm" svg:y="4.438cm">
          <draw:text-box>
            <text:p text:style-name="P2">10</text:p>
          </draw:text-box>
        </draw:frame>
        <draw:frame draw:style-name="gr5" draw:text-style-name="P3" draw:layer="layout" svg:width="1.419cm" svg:height="1.673cm" svg:x="10.081cm" svg:y="2.266cm">
          <draw:text-box>
            <text:p text:style-name="P2">11</text:p>
          </draw:text-box>
        </draw:frame>
        <draw:frame draw:style-name="gr4" draw:text-style-name="P3" draw:layer="layout" svg:width="0.953cm" svg:height="0.962cm" svg:x="9.033cm" svg:y="8.645cm">
          <draw:text-box>
            <text:p text:style-name="P2">0</text:p>
          </draw:text-box>
        </draw:frame>
        <draw:frame draw:style-name="gr4" draw:text-style-name="P3" draw:layer="layout" svg:width="0.953cm" svg:height="0.962cm" svg:x="9.033cm" svg:y="6.473cm">
          <draw:text-box>
            <text:p text:style-name="P2">1</text:p>
          </draw:text-box>
        </draw:frame>
        <draw:frame draw:style-name="gr4" draw:text-style-name="P3" draw:layer="layout" svg:width="0.953cm" svg:height="0.962cm" svg:x="9.033cm" svg:y="4.301cm">
          <draw:text-box>
            <text:p text:style-name="P2">2</text:p>
          </draw:text-box>
        </draw:frame>
        <draw:frame draw:style-name="gr4" draw:text-style-name="P3" draw:layer="layout" svg:width="0.953cm" svg:height="0.962cm" svg:x="9.702cm" svg:y="7.594cm">
          <draw:text-box>
            <text:p text:style-name="P2">5</text:p>
          </draw:text-box>
        </draw:frame>
        <draw:frame draw:style-name="gr4" draw:text-style-name="P3" draw:layer="layout" svg:width="0.953cm" svg:height="0.962cm" svg:x="9.702cm" svg:y="5.422cm">
          <draw:text-box>
            <text:p text:style-name="P2">4</text:p>
          </draw:text-box>
        </draw:frame>
        <draw:frame draw:style-name="gr4" draw:text-style-name="P3" draw:layer="layout" svg:width="0.953cm" svg:height="0.962cm" svg:x="9.702cm" svg:y="3.25cm">
          <draw:text-box>
            <text:p text:style-name="P2">3</text:p>
          </draw:text-box>
        </draw:frame>
        <draw:frame draw:style-name="gr4" draw:text-style-name="P3" draw:layer="layout" svg:width="0.953cm" svg:height="0.962cm" svg:x="9.678cm" svg:y="9.824cm">
          <draw:text-box>
            <text:p text:style-name="P2">6</text:p>
          </draw:text-box>
        </draw:frame>
        <draw:frame draw:style-name="gr4" draw:text-style-name="P3" draw:layer="layout" svg:width="0.953cm" svg:height="0.962cm" svg:x="10.349cm" svg:y="10.891cm">
          <draw:text-box>
            <text:p text:style-name="P2">7</text:p>
          </draw:text-box>
        </draw:frame>
        <draw:frame draw:style-name="gr4" draw:text-style-name="P3" draw:layer="layout" svg:width="0.953cm" svg:height="0.962cm" svg:x="10.349cm" svg:y="8.719cm">
          <draw:text-box>
            <text:p text:style-name="P2">8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9" draw:text-style-name="P1" draw:layer="layout" svg:width="5.08cm" svg:height="11.43cm" svg:x="11.431cm" svg:y="1.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4cm" svg:height="11.43cm" svg:x="16.511cm" svg:y="1.27cm">
          <text:p/>
          <draw:enhanced-geometry svg:viewBox="0 0 21600 21600" draw:type="rectangle" draw:enhanced-path="M 0 0 L 21600 0 21600 21600 0 21600 0 0 Z N"/>
        </draw:custom-shape>
        <draw:polygon draw:style-name="gr3" draw:text-style-name="P1" draw:layer="layout" svg:width="2.253cm" svg:height="1.094cm" draw:transform="skewX (0.344527994343681) rotate (-1.03934356956262) translate (17.781cm 2.66695328574428cm)" svg:viewBox="0 0 2254 1095" draw:points="0,0 1251,0 2254,1094 1001,1095">
          <text:p/>
        </draw:polygon>
        <draw:polygon draw:style-name="gr3" draw:text-style-name="P1" draw:layer="layout" svg:width="2.253cm" svg:height="1.094cm" draw:transform="skewX (0.345051593119279) rotate (-1.03934356956262) translate (18.417cm 3.74577335712786cm)" svg:viewBox="0 0 2254 1095" draw:points="0,0 1251,0 2254,1094 1001,1095">
          <text:p/>
        </draw:polygon>
        <draw:polygon draw:style-name="gr3" draw:text-style-name="P1" draw:layer="layout" svg:width="2.255cm" svg:height="1.097cm" draw:transform="skewX (0.347495054072071) rotate (-1.03707464153503) translate (17.147cm 3.74690657148856cm)" svg:viewBox="0 0 2256 1098" draw:points="0,0 1252,3 2256,1098 1002,1096">
          <text:p/>
        </draw:polygon>
        <draw:polygon draw:style-name="gr3" draw:text-style-name="P1" draw:layer="layout" svg:width="2.255cm" svg:height="1.097cm" draw:transform="skewX (0.347495054072071) rotate (-1.03707464153503) translate (17.147cm 1.587cm)" svg:viewBox="0 0 2256 1098" draw:points="0,0 1252,3 2256,1098 1002,1096">
          <text:p/>
        </draw:polygon>
        <draw:polygon draw:style-name="gr3" draw:text-style-name="P1" draw:layer="layout" svg:width="2.255cm" svg:height="1.097cm" draw:transform="skewX (0.347495054072071) rotate (-1.03707464153503) translate (17.147cm 5.90454671425572cm)" svg:viewBox="0 0 2256 1098" draw:points="0,0 1252,3 2256,1098 1002,1096">
          <text:p/>
        </draw:polygon>
        <draw:polygon draw:style-name="gr3" draw:text-style-name="P1" draw:layer="layout" svg:width="2.255cm" svg:height="1.097cm" draw:transform="skewX (0.347495054072071) rotate (-1.03707464153503) translate (17.147cm 8.06332007138358cm)" svg:viewBox="0 0 2256 1098" draw:points="0,0 1252,3 2256,1098 1002,1096">
          <text:p/>
        </draw:polygon>
        <draw:polygon draw:style-name="gr3" draw:text-style-name="P1" draw:layer="layout" svg:width="2.255cm" svg:height="1.097cm" draw:transform="skewX (0.347495054072071) rotate (-1.03707464153503) translate (17.147cm 10.2232266428721cm)" svg:viewBox="0 0 2256 1098" draw:points="0,0 1252,3 2256,1098 1002,1096">
          <text:p/>
        </draw:polygon>
        <draw:polygon draw:style-name="gr3" draw:text-style-name="P1" draw:layer="layout" svg:width="2.253cm" svg:height="1.094cm" draw:transform="skewX (0.344527994343681) rotate (-1.03934356956262) translate (17.781cm 4.82572664287214cm)" svg:viewBox="0 0 2254 1095" draw:points="0,0 1251,0 2254,1094 1001,1095">
          <text:p/>
        </draw:polygon>
        <draw:polygon draw:style-name="gr3" draw:text-style-name="P1" draw:layer="layout" svg:width="2.253cm" svg:height="1.094cm" draw:transform="skewX (0.344527994343681) rotate (-1.03934356956262) translate (17.781cm 6.9833667856393cm)" svg:viewBox="0 0 2254 1095" draw:points="0,0 1251,0 2254,1094 1001,1095">
          <text:p/>
        </draw:polygon>
        <draw:polygon draw:style-name="gr3" draw:text-style-name="P1" draw:layer="layout" svg:width="2.253cm" svg:height="1.094cm" draw:transform="skewX (0.344527994343681) rotate (-1.03934356956262) translate (17.781cm 9.14214014276717cm)" svg:viewBox="0 0 2254 1095" draw:points="0,0 1251,0 2254,1094 1001,1095">
          <text:p/>
        </draw:polygon>
        <draw:polygon draw:style-name="gr3" draw:text-style-name="P1" draw:layer="layout" svg:width="2.253cm" svg:height="1.094cm" draw:transform="skewX (0.345051593119279) rotate (-1.03934356956262) translate (18.417cm 5.90454671425572cm)" svg:viewBox="0 0 2254 1095" draw:points="0,0 1251,0 2254,1094 1001,1095">
          <text:p/>
        </draw:polygon>
        <draw:polygon draw:style-name="gr3" draw:text-style-name="P1" draw:layer="layout" svg:width="2.253cm" svg:height="1.094cm" draw:transform="skewX (0.345051593119279) rotate (-1.03934356956262) translate (18.417cm 8.06218685702288cm)" svg:viewBox="0 0 2254 1095" draw:points="0,0 1251,0 2254,1094 1001,1095">
          <text:p/>
        </draw:polygon>
        <draw:custom-shape draw:style-name="gr10" draw:text-style-name="P1" draw:layer="layout" svg:width="3.175cm" svg:height="3.175cm" svg:x="12.383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54cm" svg:height="11.43cm" svg:x="8.891cm" svg:y="1.27cm">
          <text:p/>
          <draw:enhanced-geometry svg:viewBox="0 0 21600 21600" draw:type="rectangle" draw:enhanced-path="M 0 0 L 21600 0 21600 21600 0 21600 0 0 Z N"/>
        </draw:custom-shape>
        <draw:polygon draw:style-name="gr3" draw:text-style-name="P1" draw:layer="layout" svg:width="2.253cm" svg:height="1.094cm" draw:transform="skewX (-0.34470252726888) rotate (1.03916903663742) translate (9.01849522024796cm 4.60964159278829cm)" svg:viewBox="0 0 2254 1095" draw:points="2254,0 1002,0 0,1094 1253,1095">
          <text:p/>
        </draw:polygon>
        <draw:polygon draw:style-name="gr3" draw:text-style-name="P1" draw:layer="layout" svg:width="2.254cm" svg:height="1.094cm" draw:transform="skewX (-0.345400658969678) rotate (1.03916903663742) translate (8.38205788031906cm 5.68920530672035cm)" svg:viewBox="0 0 2255 1095" draw:points="2255,0 1003,0 0,1094 1253,1095">
          <text:p/>
        </draw:polygon>
        <draw:polygon draw:style-name="gr3" draw:text-style-name="P1" draw:layer="layout" svg:width="2.255cm" svg:height="1.097cm" draw:transform="skewX (-0.347145988221672) rotate (1.03707464153503) translate (9.647343090221cm 5.6890353527848cm)" svg:viewBox="0 0 2256 1098" draw:points="2256,0 1003,3 0,1098 1254,1096">
          <text:p/>
        </draw:polygon>
        <draw:polygon draw:style-name="gr3" draw:text-style-name="P1" draw:layer="layout" svg:width="2.255cm" svg:height="1.097cm" draw:transform="skewX (-0.347145988221672) rotate (1.03707464153503) translate (9.647343090221cm 3.52912878129624cm)" svg:viewBox="0 0 2256 1098" draw:points="2256,0 1003,3 0,1098 1254,1096">
          <text:p/>
        </draw:polygon>
        <draw:polygon draw:style-name="gr3" draw:text-style-name="P1" draw:layer="layout" svg:width="2.256cm" svg:height="1.097cm" draw:transform="skewX (-0.34766958699727) rotate (1.03707464153503) translate (9.64701218426734cm 7.84723547299037cm)" svg:viewBox="0 0 2257 1098" draw:points="2257,0 1004,3 0,1098 1254,1096">
          <text:p/>
        </draw:polygon>
        <draw:polygon draw:style-name="gr3" draw:text-style-name="P1" draw:layer="layout" svg:width="2.255cm" svg:height="1.097cm" draw:transform="skewX (-0.347145988221672) rotate (1.03707464153503) translate (9.647343090221cm 10.0054488526798cm)" svg:viewBox="0 0 2256 1098" draw:points="2256,0 1003,3 0,1098 1254,1096">
          <text:p/>
        </draw:polygon>
        <draw:polygon draw:style-name="gr3" draw:text-style-name="P1" draw:layer="layout" svg:width="2.255cm" svg:height="1.097cm" draw:transform="skewX (-0.347145988221672) rotate (1.03707464153503) translate (9.647343090221cm 12.1653554241684cm)" svg:viewBox="0 0 2256 1098" draw:points="2256,0 1003,3 0,1098 1254,1096">
          <text:p/>
        </draw:polygon>
        <draw:polygon draw:style-name="gr3" draw:text-style-name="P1" draw:layer="layout" svg:width="2.253cm" svg:height="1.094cm" draw:transform="skewX (-0.34470252726888) rotate (1.03916903663742) translate (9.01849522024796cm 6.76841494991615cm)" svg:viewBox="0 0 2254 1095" draw:points="2254,0 1002,0 0,1094 1253,1095">
          <text:p/>
        </draw:polygon>
        <draw:polygon draw:style-name="gr3" draw:text-style-name="P1" draw:layer="layout" svg:width="2.253cm" svg:height="1.094cm" draw:transform="skewX (-0.34470252726888) rotate (1.03916903663742) translate (9.01849522024796cm 8.92605509268331cm)" svg:viewBox="0 0 2254 1095" draw:points="2254,0 1002,0 0,1094 1253,1095">
          <text:p/>
        </draw:polygon>
        <draw:polygon draw:style-name="gr3" draw:text-style-name="P1" draw:layer="layout" svg:width="2.253cm" svg:height="1.094cm" draw:transform="skewX (-0.34470252726888) rotate (1.03916903663742) translate (9.01849522024796cm 11.0848284498112cm)" svg:viewBox="0 0 2254 1095" draw:points="2254,0 1002,0 0,1094 1253,1095">
          <text:p/>
        </draw:polygon>
        <draw:polygon draw:style-name="gr3" draw:text-style-name="P1" draw:layer="layout" svg:width="2.253cm" svg:height="1.094cm" draw:transform="skewX (-0.345226126044478) rotate (1.03916903663742) translate (8.38216723588248cm 7.84779271821531cm)" svg:viewBox="0 0 2254 1095" draw:points="2254,0 1003,0 0,1094 1253,1095">
          <text:p/>
        </draw:polygon>
        <draw:polygon draw:style-name="gr3" draw:text-style-name="P1" draw:layer="layout" svg:width="2.254cm" svg:height="1.094cm" draw:transform="skewX (-0.345400658969678) rotate (1.03916903663742) translate (8.38205788031906cm 10.0056188066154cm)" svg:viewBox="0 0 2255 1095" draw:points="2255,0 1003,0 0,1094 1253,1095">
          <text:p/>
        </draw:polygon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3" draw:layer="layout" svg:width="0.953cm" svg:height="0.962cm" svg:x="16.68cm" svg:y="6.494cm">
          <draw:text-box>
            <text:p text:style-name="P2">9</text:p>
          </draw:text-box>
        </draw:frame>
        <draw:frame draw:style-name="gr5" draw:text-style-name="P3" draw:layer="layout" svg:width="1.419cm" svg:height="1.673cm" svg:x="16.439cm" svg:y="4.394cm">
          <draw:text-box>
            <text:p text:style-name="P2">10</text:p>
          </draw:text-box>
        </draw:frame>
        <draw:frame draw:style-name="gr5" draw:text-style-name="P3" draw:layer="layout" svg:width="1.419cm" svg:height="1.673cm" svg:x="16.439cm" svg:y="2.222cm">
          <draw:text-box>
            <text:p text:style-name="P2">11</text:p>
          </draw:text-box>
        </draw:frame>
        <draw:frame draw:style-name="gr4" draw:text-style-name="P3" draw:layer="layout" svg:width="0.953cm" svg:height="0.962cm" svg:x="17.931cm" svg:y="8.707cm">
          <draw:text-box>
            <text:p text:style-name="P2">0</text:p>
          </draw:text-box>
        </draw:frame>
        <draw:frame draw:style-name="gr4" draw:text-style-name="P3" draw:layer="layout" svg:width="0.953cm" svg:height="0.962cm" svg:x="17.931cm" svg:y="6.535cm">
          <draw:text-box>
            <text:p text:style-name="P2">1</text:p>
          </draw:text-box>
        </draw:frame>
        <draw:frame draw:style-name="gr4" draw:text-style-name="P3" draw:layer="layout" svg:width="0.953cm" svg:height="0.962cm" svg:x="17.931cm" svg:y="4.363cm">
          <draw:text-box>
            <text:p text:style-name="P2">2</text:p>
          </draw:text-box>
        </draw:frame>
        <draw:frame draw:style-name="gr4" draw:text-style-name="P3" draw:layer="layout" svg:width="0.953cm" svg:height="0.962cm" svg:x="17.331cm" svg:y="7.576cm">
          <draw:text-box>
            <text:p text:style-name="P2">5</text:p>
          </draw:text-box>
        </draw:frame>
        <draw:frame draw:style-name="gr4" draw:text-style-name="P3" draw:layer="layout" svg:width="0.953cm" svg:height="0.962cm" svg:x="17.331cm" svg:y="5.404cm">
          <draw:text-box>
            <text:p text:style-name="P2">4</text:p>
          </draw:text-box>
        </draw:frame>
        <draw:frame draw:style-name="gr4" draw:text-style-name="P3" draw:layer="layout" svg:width="0.953cm" svg:height="0.962cm" svg:x="17.331cm" svg:y="3.232cm">
          <draw:text-box>
            <text:p text:style-name="P2">3</text:p>
          </draw:text-box>
        </draw:frame>
        <draw:frame draw:style-name="gr4" draw:text-style-name="P3" draw:layer="layout" svg:width="0.953cm" svg:height="0.962cm" svg:x="17.307cm" svg:y="9.806cm">
          <draw:text-box>
            <text:p text:style-name="P2">6</text:p>
          </draw:text-box>
        </draw:frame>
        <draw:frame draw:style-name="gr4" draw:text-style-name="P3" draw:layer="layout" svg:width="0.953cm" svg:height="0.962cm" svg:x="16.707cm" svg:y="10.847cm">
          <draw:text-box>
            <text:p text:style-name="P2">7</text:p>
          </draw:text-box>
        </draw:frame>
        <draw:frame draw:style-name="gr4" draw:text-style-name="P3" draw:layer="layout" svg:width="0.953cm" svg:height="0.962cm" svg:x="16.707cm" svg:y="8.675cm">
          <draw:text-box>
            <text:p text:style-name="P2">8</text:p>
          </draw:text-box>
        </draw:frame>
        <draw:frame draw:style-name="gr4" draw:text-style-name="P3" draw:layer="layout" svg:width="0.953cm" svg:height="0.962cm" svg:x="10.324cm" svg:y="6.538cm">
          <draw:text-box>
            <text:p text:style-name="P2">9</text:p>
          </draw:text-box>
        </draw:frame>
        <draw:frame draw:style-name="gr5" draw:text-style-name="P3" draw:layer="layout" svg:width="1.419cm" svg:height="1.673cm" svg:x="10.083cm" svg:y="4.438cm">
          <draw:text-box>
            <text:p text:style-name="P2">10</text:p>
          </draw:text-box>
        </draw:frame>
        <draw:frame draw:style-name="gr5" draw:text-style-name="P3" draw:layer="layout" svg:width="1.419cm" svg:height="1.673cm" svg:x="10.083cm" svg:y="2.266cm">
          <draw:text-box>
            <text:p text:style-name="P2">11</text:p>
          </draw:text-box>
        </draw:frame>
        <draw:frame draw:style-name="gr4" draw:text-style-name="P3" draw:layer="layout" svg:width="0.953cm" svg:height="0.962cm" svg:x="9.035cm" svg:y="8.645cm">
          <draw:text-box>
            <text:p text:style-name="P2">0</text:p>
          </draw:text-box>
        </draw:frame>
        <draw:frame draw:style-name="gr4" draw:text-style-name="P3" draw:layer="layout" svg:width="0.953cm" svg:height="0.962cm" svg:x="9.035cm" svg:y="6.473cm">
          <draw:text-box>
            <text:p text:style-name="P2">1</text:p>
          </draw:text-box>
        </draw:frame>
        <draw:frame draw:style-name="gr4" draw:text-style-name="P3" draw:layer="layout" svg:width="0.953cm" svg:height="0.962cm" svg:x="9.035cm" svg:y="4.301cm">
          <draw:text-box>
            <text:p text:style-name="P2">2</text:p>
          </draw:text-box>
        </draw:frame>
        <draw:frame draw:style-name="gr4" draw:text-style-name="P3" draw:layer="layout" svg:width="0.953cm" svg:height="0.962cm" svg:x="9.704cm" svg:y="7.594cm">
          <draw:text-box>
            <text:p text:style-name="P2">5</text:p>
          </draw:text-box>
        </draw:frame>
        <draw:frame draw:style-name="gr4" draw:text-style-name="P3" draw:layer="layout" svg:width="0.953cm" svg:height="0.962cm" svg:x="9.704cm" svg:y="5.422cm">
          <draw:text-box>
            <text:p text:style-name="P2">4</text:p>
          </draw:text-box>
        </draw:frame>
        <draw:frame draw:style-name="gr4" draw:text-style-name="P3" draw:layer="layout" svg:width="0.953cm" svg:height="0.962cm" svg:x="9.704cm" svg:y="3.25cm">
          <draw:text-box>
            <text:p text:style-name="P2">3</text:p>
          </draw:text-box>
        </draw:frame>
        <draw:frame draw:style-name="gr4" draw:text-style-name="P3" draw:layer="layout" svg:width="0.953cm" svg:height="0.962cm" svg:x="9.68cm" svg:y="9.824cm">
          <draw:text-box>
            <text:p text:style-name="P2">6</text:p>
          </draw:text-box>
        </draw:frame>
        <draw:frame draw:style-name="gr4" draw:text-style-name="P3" draw:layer="layout" svg:width="0.953cm" svg:height="0.962cm" svg:x="10.351cm" svg:y="10.891cm">
          <draw:text-box>
            <text:p text:style-name="P2">7</text:p>
          </draw:text-box>
        </draw:frame>
        <draw:frame draw:style-name="gr4" draw:text-style-name="P3" draw:layer="layout" svg:width="0.953cm" svg:height="0.962cm" svg:x="10.351cm" svg:y="8.719cm">
          <draw:text-box>
            <text:p text:style-name="P2">8</text:p>
          </draw:text-box>
        </draw:frame>
        <draw:custom-shape draw:style-name="gr11" draw:text-style-name="P3" draw:layer="layout" svg:width="5.08cm" svg:height="11.43cm" svg:x="11.432cm" svg:y="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54cm" svg:height="11.43cm" svg:x="16.512cm" svg:y="1.27cm">
          <text:p/>
          <draw:enhanced-geometry svg:viewBox="0 0 21600 21600" draw:type="rectangle" draw:enhanced-path="M 0 0 L 21600 0 21600 21600 0 21600 0 0 Z N"/>
        </draw:custom-shape>
        <draw:polygon draw:style-name="gr13" draw:text-style-name="P5" draw:layer="layout" svg:width="2.253cm" svg:height="1.094cm" draw:transform="skewX (0.344527994343681) rotate (-1.03934356956262) translate (17.782cm 2.66695328574428cm)" svg:viewBox="0 0 2254 1095" draw:points="0,0 1251,0 2254,1094 1001,1095">
          <text:p/>
        </draw:polygon>
        <draw:polygon draw:style-name="gr13" draw:text-style-name="P5" draw:layer="layout" svg:width="2.253cm" svg:height="1.094cm" draw:transform="skewX (0.345051593119279) rotate (-1.03934356956262) translate (18.418cm 3.74577335712786cm)" svg:viewBox="0 0 2254 1095" draw:points="0,0 1251,0 2254,1094 1001,1095">
          <text:p/>
        </draw:polygon>
        <draw:polygon draw:style-name="gr14" draw:text-style-name="P6" draw:layer="layout" svg:width="2.255cm" svg:height="1.097cm" draw:transform="skewX (0.347495054072071) rotate (-1.03707464153503) translate (17.148cm 3.74690657148856cm)" svg:viewBox="0 0 2256 1098" draw:points="0,0 1252,3 2256,1098 1002,1096">
          <text:p/>
        </draw:polygon>
        <draw:polygon draw:style-name="gr13" draw:text-style-name="P5" draw:layer="layout" svg:width="2.255cm" svg:height="1.097cm" draw:transform="skewX (0.347495054072071) rotate (-1.03707464153503) translate (17.148cm 1.587cm)" svg:viewBox="0 0 2256 1098" draw:points="0,0 1252,3 2256,1098 1002,1096">
          <text:p/>
        </draw:polygon>
        <draw:polygon draw:style-name="gr14" draw:text-style-name="P6" draw:layer="layout" svg:width="2.255cm" svg:height="1.097cm" draw:transform="skewX (0.347495054072071) rotate (-1.03707464153503) translate (17.148cm 5.90454671425572cm)" svg:viewBox="0 0 2256 1098" draw:points="0,0 1252,3 2256,1098 1002,1096">
          <text:p/>
        </draw:polygon>
        <draw:polygon draw:style-name="gr14" draw:text-style-name="P6" draw:layer="layout" svg:width="2.255cm" svg:height="1.097cm" draw:transform="skewX (0.347495054072071) rotate (-1.03707464153503) translate (17.148cm 8.06332007138358cm)" svg:viewBox="0 0 2256 1098" draw:points="0,0 1252,3 2256,1098 1002,1096">
          <text:p/>
        </draw:polygon>
        <draw:polygon draw:style-name="gr13" draw:text-style-name="P5" draw:layer="layout" svg:width="2.255cm" svg:height="1.097cm" draw:transform="skewX (0.347495054072071) rotate (-1.03707464153503) translate (17.148cm 10.2232266428721cm)" svg:viewBox="0 0 2256 1098" draw:points="0,0 1252,3 2256,1098 1002,1096">
          <text:p/>
        </draw:polygon>
        <draw:polygon draw:style-name="gr14" draw:text-style-name="P6" draw:layer="layout" svg:width="2.253cm" svg:height="1.094cm" draw:transform="skewX (0.344527994343681) rotate (-1.03934356956262) translate (17.782cm 4.82572664287214cm)" svg:viewBox="0 0 2254 1095" draw:points="0,0 1251,0 2254,1094 1001,1095">
          <text:p/>
        </draw:polygon>
        <draw:polygon draw:style-name="gr14" draw:text-style-name="P6" draw:layer="layout" svg:width="2.253cm" svg:height="1.094cm" draw:transform="skewX (0.344527994343681) rotate (-1.03934356956262) translate (17.782cm 6.9833667856393cm)" svg:viewBox="0 0 2254 1095" draw:points="0,0 1251,0 2254,1094 1001,1095">
          <text:p/>
        </draw:polygon>
        <draw:polygon draw:style-name="gr13" draw:text-style-name="P5" draw:layer="layout" svg:width="2.253cm" svg:height="1.094cm" draw:transform="skewX (0.344527994343681) rotate (-1.03934356956262) translate (17.782cm 9.14214014276717cm)" svg:viewBox="0 0 2254 1095" draw:points="0,0 1251,0 2254,1094 1001,1095">
          <text:p/>
        </draw:polygon>
        <draw:polygon draw:style-name="gr14" draw:text-style-name="P6" draw:layer="layout" svg:width="2.253cm" svg:height="1.094cm" draw:transform="skewX (0.345051593119279) rotate (-1.03934356956262) translate (18.418cm 5.90454671425572cm)" svg:viewBox="0 0 2254 1095" draw:points="0,0 1251,0 2254,1094 1001,1095">
          <text:p/>
        </draw:polygon>
        <draw:polygon draw:style-name="gr13" draw:text-style-name="P5" draw:layer="layout" svg:width="2.253cm" svg:height="1.094cm" draw:transform="skewX (0.345051593119279) rotate (-1.03934356956262) translate (18.418cm 8.06218685702288cm)" svg:viewBox="0 0 2254 1095" draw:points="0,0 1251,0 2254,1094 1001,1095">
          <text:p/>
        </draw:polygon>
        <draw:custom-shape draw:style-name="gr15" draw:text-style-name="P3" draw:layer="layout" svg:width="3.175cm" svg:height="3.175cm" svg:x="12.38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2.54cm" svg:height="11.43cm" svg:x="8.892cm" svg:y="1.27cm">
          <text:p/>
          <draw:enhanced-geometry svg:viewBox="0 0 21600 21600" draw:type="rectangle" draw:enhanced-path="M 0 0 L 21600 0 21600 21600 0 21600 0 0 Z N"/>
        </draw:custom-shape>
        <draw:polygon draw:style-name="gr13" draw:text-style-name="P5" draw:layer="layout" svg:width="2.253cm" svg:height="1.094cm" draw:transform="skewX (-0.34470252726888) rotate (1.03916903663742) translate (9.01949522024796cm 4.60964159278829cm)" svg:viewBox="0 0 2254 1095" draw:points="2254,0 1002,0 0,1094 1253,1095">
          <text:p/>
        </draw:polygon>
        <draw:polygon draw:style-name="gr13" draw:text-style-name="P5" draw:layer="layout" svg:width="2.254cm" svg:height="1.094cm" draw:transform="skewX (-0.345400658969678) rotate (1.03916903663742) translate (8.38305788031906cm 5.68920530672035cm)" svg:viewBox="0 0 2255 1095" draw:points="2255,0 1003,0 0,1094 1253,1095">
          <text:p/>
        </draw:polygon>
        <draw:polygon draw:style-name="gr13" draw:text-style-name="P5" draw:layer="layout" svg:width="2.255cm" svg:height="1.097cm" draw:transform="skewX (-0.347145988221672) rotate (1.03707464153503) translate (9.648343090221cm 5.6890353527848cm)" svg:viewBox="0 0 2256 1098" draw:points="2256,0 1003,3 0,1098 1254,1096">
          <text:p/>
        </draw:polygon>
        <draw:polygon draw:style-name="gr13" draw:text-style-name="P5" draw:layer="layout" svg:width="2.255cm" svg:height="1.097cm" draw:transform="skewX (-0.347145988221672) rotate (1.03707464153503) translate (9.648343090221cm 3.52912878129624cm)" svg:viewBox="0 0 2256 1098" draw:points="2256,0 1003,3 0,1098 1254,1096">
          <text:p/>
        </draw:polygon>
        <draw:polygon draw:style-name="gr13" draw:text-style-name="P5" draw:layer="layout" svg:width="2.256cm" svg:height="1.097cm" draw:transform="skewX (-0.34766958699727) rotate (1.03707464153503) translate (9.64801218426734cm 7.84723547299037cm)" svg:viewBox="0 0 2257 1098" draw:points="2257,0 1004,3 0,1098 1254,1096">
          <text:p/>
        </draw:polygon>
        <draw:polygon draw:style-name="gr13" draw:text-style-name="P5" draw:layer="layout" svg:width="2.255cm" svg:height="1.097cm" draw:transform="skewX (-0.347145988221672) rotate (1.03707464153503) translate (9.648343090221cm 10.0054488526798cm)" svg:viewBox="0 0 2256 1098" draw:points="2256,0 1003,3 0,1098 1254,1096">
          <text:p/>
        </draw:polygon>
        <draw:polygon draw:style-name="gr13" draw:text-style-name="P5" draw:layer="layout" svg:width="2.255cm" svg:height="1.097cm" draw:transform="skewX (-0.347145988221672) rotate (1.03707464153503) translate (9.648343090221cm 12.1653554241684cm)" svg:viewBox="0 0 2256 1098" draw:points="2256,0 1003,3 0,1098 1254,1096">
          <text:p/>
        </draw:polygon>
        <draw:polygon draw:style-name="gr13" draw:text-style-name="P5" draw:layer="layout" svg:width="2.253cm" svg:height="1.094cm" draw:transform="skewX (-0.34470252726888) rotate (1.03916903663742) translate (9.01949522024796cm 6.76841494991615cm)" svg:viewBox="0 0 2254 1095" draw:points="2254,0 1002,0 0,1094 1253,1095">
          <text:p/>
        </draw:polygon>
        <draw:polygon draw:style-name="gr13" draw:text-style-name="P5" draw:layer="layout" svg:width="2.253cm" svg:height="1.094cm" draw:transform="skewX (-0.34470252726888) rotate (1.03916903663742) translate (9.01949522024796cm 8.92605509268331cm)" svg:viewBox="0 0 2254 1095" draw:points="2254,0 1002,0 0,1094 1253,1095">
          <text:p/>
        </draw:polygon>
        <draw:polygon draw:style-name="gr13" draw:text-style-name="P5" draw:layer="layout" svg:width="2.253cm" svg:height="1.094cm" draw:transform="skewX (-0.34470252726888) rotate (1.03916903663742) translate (9.01949522024796cm 11.0848284498112cm)" svg:viewBox="0 0 2254 1095" draw:points="2254,0 1002,0 0,1094 1253,1095">
          <text:p/>
        </draw:polygon>
        <draw:polygon draw:style-name="gr13" draw:text-style-name="P5" draw:layer="layout" svg:width="2.253cm" svg:height="1.094cm" draw:transform="skewX (-0.345226126044478) rotate (1.03916903663742) translate (8.38316723588248cm 7.84779271821531cm)" svg:viewBox="0 0 2254 1095" draw:points="2254,0 1003,0 0,1094 1253,1095">
          <text:p/>
        </draw:polygon>
        <draw:polygon draw:style-name="gr13" draw:text-style-name="P5" draw:layer="layout" svg:width="2.254cm" svg:height="1.094cm" draw:transform="skewX (-0.345400658969678) rotate (1.03916903663742) translate (8.38305788031907cm 10.0056188066154cm)" svg:viewBox="0 0 2255 1095" draw:points="2255,0 1003,0 0,1094 1253,1095">
          <text:p/>
        </draw:polygon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3" draw:layer="layout" svg:width="0.953cm" svg:height="0.962cm" svg:x="16.68cm" svg:y="6.494cm">
          <draw:text-box>
            <text:p text:style-name="P2">9</text:p>
          </draw:text-box>
        </draw:frame>
        <draw:frame draw:style-name="gr5" draw:text-style-name="P3" draw:layer="layout" svg:width="1.419cm" svg:height="1.673cm" svg:x="16.439cm" svg:y="4.394cm">
          <draw:text-box>
            <text:p text:style-name="P2">10</text:p>
          </draw:text-box>
        </draw:frame>
        <draw:frame draw:style-name="gr5" draw:text-style-name="P3" draw:layer="layout" svg:width="1.419cm" svg:height="1.673cm" svg:x="16.439cm" svg:y="2.222cm">
          <draw:text-box>
            <text:p text:style-name="P2">11</text:p>
          </draw:text-box>
        </draw:frame>
        <draw:frame draw:style-name="gr4" draw:text-style-name="P3" draw:layer="layout" svg:width="0.953cm" svg:height="0.962cm" svg:x="17.931cm" svg:y="8.707cm">
          <draw:text-box>
            <text:p text:style-name="P2">0</text:p>
          </draw:text-box>
        </draw:frame>
        <draw:frame draw:style-name="gr4" draw:text-style-name="P3" draw:layer="layout" svg:width="0.953cm" svg:height="0.962cm" svg:x="17.931cm" svg:y="6.535cm">
          <draw:text-box>
            <text:p text:style-name="P2">1</text:p>
          </draw:text-box>
        </draw:frame>
        <draw:frame draw:style-name="gr4" draw:text-style-name="P3" draw:layer="layout" svg:width="0.953cm" svg:height="0.962cm" svg:x="17.931cm" svg:y="4.363cm">
          <draw:text-box>
            <text:p text:style-name="P2">2</text:p>
          </draw:text-box>
        </draw:frame>
        <draw:frame draw:style-name="gr4" draw:text-style-name="P3" draw:layer="layout" svg:width="0.953cm" svg:height="0.962cm" svg:x="17.331cm" svg:y="7.576cm">
          <draw:text-box>
            <text:p text:style-name="P2">5</text:p>
          </draw:text-box>
        </draw:frame>
        <draw:frame draw:style-name="gr4" draw:text-style-name="P3" draw:layer="layout" svg:width="0.953cm" svg:height="0.962cm" svg:x="17.331cm" svg:y="5.404cm">
          <draw:text-box>
            <text:p text:style-name="P2">4</text:p>
          </draw:text-box>
        </draw:frame>
        <draw:frame draw:style-name="gr4" draw:text-style-name="P3" draw:layer="layout" svg:width="0.953cm" svg:height="0.962cm" svg:x="17.331cm" svg:y="3.232cm">
          <draw:text-box>
            <text:p text:style-name="P2">3</text:p>
          </draw:text-box>
        </draw:frame>
        <draw:frame draw:style-name="gr4" draw:text-style-name="P3" draw:layer="layout" svg:width="0.953cm" svg:height="0.962cm" svg:x="17.307cm" svg:y="9.806cm">
          <draw:text-box>
            <text:p text:style-name="P2">6</text:p>
          </draw:text-box>
        </draw:frame>
        <draw:frame draw:style-name="gr4" draw:text-style-name="P3" draw:layer="layout" svg:width="0.953cm" svg:height="0.962cm" svg:x="16.707cm" svg:y="10.847cm">
          <draw:text-box>
            <text:p text:style-name="P2">7</text:p>
          </draw:text-box>
        </draw:frame>
        <draw:frame draw:style-name="gr4" draw:text-style-name="P3" draw:layer="layout" svg:width="0.953cm" svg:height="0.962cm" svg:x="16.707cm" svg:y="8.675cm">
          <draw:text-box>
            <text:p text:style-name="P2">8</text:p>
          </draw:text-box>
        </draw:frame>
        <draw:frame draw:style-name="gr4" draw:text-style-name="P3" draw:layer="layout" svg:width="0.953cm" svg:height="0.962cm" svg:x="10.324cm" svg:y="6.538cm">
          <draw:text-box>
            <text:p text:style-name="P2">9</text:p>
          </draw:text-box>
        </draw:frame>
        <draw:frame draw:style-name="gr5" draw:text-style-name="P3" draw:layer="layout" svg:width="1.419cm" svg:height="1.673cm" svg:x="10.083cm" svg:y="4.438cm">
          <draw:text-box>
            <text:p text:style-name="P2">10</text:p>
          </draw:text-box>
        </draw:frame>
        <draw:frame draw:style-name="gr5" draw:text-style-name="P3" draw:layer="layout" svg:width="1.419cm" svg:height="1.673cm" svg:x="10.083cm" svg:y="2.266cm">
          <draw:text-box>
            <text:p text:style-name="P2">11</text:p>
          </draw:text-box>
        </draw:frame>
        <draw:frame draw:style-name="gr4" draw:text-style-name="P3" draw:layer="layout" svg:width="0.953cm" svg:height="0.962cm" svg:x="9.035cm" svg:y="8.645cm">
          <draw:text-box>
            <text:p text:style-name="P2">0</text:p>
          </draw:text-box>
        </draw:frame>
        <draw:frame draw:style-name="gr4" draw:text-style-name="P3" draw:layer="layout" svg:width="0.953cm" svg:height="0.962cm" svg:x="9.035cm" svg:y="6.473cm">
          <draw:text-box>
            <text:p text:style-name="P2">1</text:p>
          </draw:text-box>
        </draw:frame>
        <draw:frame draw:style-name="gr4" draw:text-style-name="P3" draw:layer="layout" svg:width="0.953cm" svg:height="0.962cm" svg:x="9.035cm" svg:y="4.301cm">
          <draw:text-box>
            <text:p text:style-name="P2">2</text:p>
          </draw:text-box>
        </draw:frame>
        <draw:frame draw:style-name="gr4" draw:text-style-name="P3" draw:layer="layout" svg:width="0.953cm" svg:height="0.962cm" svg:x="9.704cm" svg:y="7.594cm">
          <draw:text-box>
            <text:p text:style-name="P2">5</text:p>
          </draw:text-box>
        </draw:frame>
        <draw:frame draw:style-name="gr4" draw:text-style-name="P3" draw:layer="layout" svg:width="0.953cm" svg:height="0.962cm" svg:x="9.704cm" svg:y="5.422cm">
          <draw:text-box>
            <text:p text:style-name="P2">4</text:p>
          </draw:text-box>
        </draw:frame>
        <draw:frame draw:style-name="gr4" draw:text-style-name="P3" draw:layer="layout" svg:width="0.953cm" svg:height="0.962cm" svg:x="9.704cm" svg:y="3.25cm">
          <draw:text-box>
            <text:p text:style-name="P2">3</text:p>
          </draw:text-box>
        </draw:frame>
        <draw:frame draw:style-name="gr4" draw:text-style-name="P3" draw:layer="layout" svg:width="0.953cm" svg:height="0.962cm" svg:x="9.68cm" svg:y="9.824cm">
          <draw:text-box>
            <text:p text:style-name="P2">6</text:p>
          </draw:text-box>
        </draw:frame>
        <draw:frame draw:style-name="gr4" draw:text-style-name="P3" draw:layer="layout" svg:width="0.953cm" svg:height="0.962cm" svg:x="10.351cm" svg:y="10.891cm">
          <draw:text-box>
            <text:p text:style-name="P2">7</text:p>
          </draw:text-box>
        </draw:frame>
        <draw:frame draw:style-name="gr4" draw:text-style-name="P3" draw:layer="layout" svg:width="0.953cm" svg:height="0.962cm" svg:x="10.351cm" svg:y="8.719cm">
          <draw:text-box>
            <text:p text:style-name="P2">8</text:p>
          </draw:text-box>
        </draw:frame>
        <draw:custom-shape draw:style-name="gr11" draw:text-style-name="P3" draw:layer="layout" svg:width="5.08cm" svg:height="11.43cm" svg:x="11.432cm" svg:y="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54cm" svg:height="11.43cm" svg:x="16.512cm" svg:y="1.27cm">
          <text:p/>
          <draw:enhanced-geometry svg:viewBox="0 0 21600 21600" draw:type="rectangle" draw:enhanced-path="M 0 0 L 21600 0 21600 21600 0 21600 0 0 Z N"/>
        </draw:custom-shape>
        <draw:polygon draw:style-name="gr13" draw:text-style-name="P5" draw:layer="layout" svg:width="2.253cm" svg:height="1.094cm" draw:transform="skewX (0.344527994343681) rotate (-1.03934356956262) translate (17.782cm 2.66695328574428cm)" svg:viewBox="0 0 2254 1095" draw:points="0,0 1251,0 2254,1094 1001,1095">
          <text:p/>
        </draw:polygon>
        <draw:polygon draw:style-name="gr13" draw:text-style-name="P5" draw:layer="layout" svg:width="2.253cm" svg:height="1.094cm" draw:transform="skewX (0.345051593119279) rotate (-1.03934356956262) translate (18.418cm 3.74577335712786cm)" svg:viewBox="0 0 2254 1095" draw:points="0,0 1251,0 2254,1094 1001,1095">
          <text:p/>
        </draw:polygon>
        <draw:polygon draw:style-name="gr13" draw:text-style-name="P5" draw:layer="layout" svg:width="2.255cm" svg:height="1.097cm" draw:transform="skewX (0.347495054072071) rotate (-1.03707464153503) translate (17.148cm 3.74690657148856cm)" svg:viewBox="0 0 2256 1098" draw:points="0,0 1252,3 2256,1098 1002,1096">
          <text:p/>
        </draw:polygon>
        <draw:polygon draw:style-name="gr13" draw:text-style-name="P5" draw:layer="layout" svg:width="2.255cm" svg:height="1.097cm" draw:transform="skewX (0.347495054072071) rotate (-1.03707464153503) translate (17.148cm 1.587cm)" svg:viewBox="0 0 2256 1098" draw:points="0,0 1252,3 2256,1098 1002,1096">
          <text:p/>
        </draw:polygon>
        <draw:polygon draw:style-name="gr13" draw:text-style-name="P5" draw:layer="layout" svg:width="2.255cm" svg:height="1.097cm" draw:transform="skewX (0.347495054072071) rotate (-1.03707464153503) translate (17.148cm 5.90454671425572cm)" svg:viewBox="0 0 2256 1098" draw:points="0,0 1252,3 2256,1098 1002,1096">
          <text:p/>
        </draw:polygon>
        <draw:polygon draw:style-name="gr13" draw:text-style-name="P5" draw:layer="layout" svg:width="2.255cm" svg:height="1.097cm" draw:transform="skewX (0.347495054072071) rotate (-1.03707464153503) translate (17.148cm 8.06332007138358cm)" svg:viewBox="0 0 2256 1098" draw:points="0,0 1252,3 2256,1098 1002,1096">
          <text:p/>
        </draw:polygon>
        <draw:polygon draw:style-name="gr13" draw:text-style-name="P5" draw:layer="layout" svg:width="2.255cm" svg:height="1.097cm" draw:transform="skewX (0.347495054072071) rotate (-1.03707464153503) translate (17.148cm 10.2232266428721cm)" svg:viewBox="0 0 2256 1098" draw:points="0,0 1252,3 2256,1098 1002,1096">
          <text:p/>
        </draw:polygon>
        <draw:polygon draw:style-name="gr14" draw:text-style-name="P6" draw:layer="layout" svg:width="2.253cm" svg:height="1.094cm" draw:transform="skewX (0.344527994343681) rotate (-1.03934356956262) translate (17.782cm 4.82572664287214cm)" svg:viewBox="0 0 2254 1095" draw:points="0,0 1251,0 2254,1094 1001,1095">
          <text:p/>
        </draw:polygon>
        <draw:polygon draw:style-name="gr14" draw:text-style-name="P6" draw:layer="layout" svg:width="2.253cm" svg:height="1.094cm" draw:transform="skewX (0.344527994343681) rotate (-1.03934356956262) translate (17.782cm 6.9833667856393cm)" svg:viewBox="0 0 2254 1095" draw:points="0,0 1251,0 2254,1094 1001,1095">
          <text:p/>
        </draw:polygon>
        <draw:polygon draw:style-name="gr13" draw:text-style-name="P5" draw:layer="layout" svg:width="2.253cm" svg:height="1.094cm" draw:transform="skewX (0.344527994343681) rotate (-1.03934356956262) translate (17.782cm 9.14214014276717cm)" svg:viewBox="0 0 2254 1095" draw:points="0,0 1251,0 2254,1094 1001,1095">
          <text:p/>
        </draw:polygon>
        <draw:polygon draw:style-name="gr14" draw:text-style-name="P6" draw:layer="layout" svg:width="2.253cm" svg:height="1.094cm" draw:transform="skewX (0.345051593119279) rotate (-1.03934356956262) translate (18.418cm 5.90454671425572cm)" svg:viewBox="0 0 2254 1095" draw:points="0,0 1251,0 2254,1094 1001,1095">
          <text:p/>
        </draw:polygon>
        <draw:polygon draw:style-name="gr13" draw:text-style-name="P5" draw:layer="layout" svg:width="2.253cm" svg:height="1.094cm" draw:transform="skewX (0.345051593119279) rotate (-1.03934356956262) translate (18.418cm 8.06218685702288cm)" svg:viewBox="0 0 2254 1095" draw:points="0,0 1251,0 2254,1094 1001,1095">
          <text:p/>
        </draw:polygon>
        <draw:custom-shape draw:style-name="gr15" draw:text-style-name="P3" draw:layer="layout" svg:width="3.175cm" svg:height="3.175cm" svg:x="12.38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2.54cm" svg:height="11.43cm" svg:x="8.892cm" svg:y="1.27cm">
          <text:p/>
          <draw:enhanced-geometry svg:viewBox="0 0 21600 21600" draw:type="rectangle" draw:enhanced-path="M 0 0 L 21600 0 21600 21600 0 21600 0 0 Z N"/>
        </draw:custom-shape>
        <draw:polygon draw:style-name="gr13" draw:text-style-name="P5" draw:layer="layout" svg:width="2.253cm" svg:height="1.094cm" draw:transform="skewX (-0.34470252726888) rotate (1.03916903663742) translate (9.01949522024796cm 4.60964159278829cm)" svg:viewBox="0 0 2254 1095" draw:points="2254,0 1002,0 0,1094 1253,1095">
          <text:p/>
        </draw:polygon>
        <draw:polygon draw:style-name="gr13" draw:text-style-name="P5" draw:layer="layout" svg:width="2.254cm" svg:height="1.094cm" draw:transform="skewX (-0.345400658969678) rotate (1.03916903663742) translate (8.38305788031906cm 5.68920530672035cm)" svg:viewBox="0 0 2255 1095" draw:points="2255,0 1003,0 0,1094 1253,1095">
          <text:p/>
        </draw:polygon>
        <draw:polygon draw:style-name="gr13" draw:text-style-name="P5" draw:layer="layout" svg:width="2.255cm" svg:height="1.097cm" draw:transform="skewX (-0.347145988221672) rotate (1.03707464153503) translate (9.648343090221cm 5.6890353527848cm)" svg:viewBox="0 0 2256 1098" draw:points="2256,0 1003,3 0,1098 1254,1096">
          <text:p/>
        </draw:polygon>
        <draw:polygon draw:style-name="gr13" draw:text-style-name="P5" draw:layer="layout" svg:width="2.255cm" svg:height="1.097cm" draw:transform="skewX (-0.347145988221672) rotate (1.03707464153503) translate (9.648343090221cm 3.52912878129624cm)" svg:viewBox="0 0 2256 1098" draw:points="2256,0 1003,3 0,1098 1254,1096">
          <text:p/>
        </draw:polygon>
        <draw:polygon draw:style-name="gr13" draw:text-style-name="P5" draw:layer="layout" svg:width="2.256cm" svg:height="1.097cm" draw:transform="skewX (-0.34766958699727) rotate (1.03707464153503) translate (9.64801218426734cm 7.84723547299037cm)" svg:viewBox="0 0 2257 1098" draw:points="2257,0 1004,3 0,1098 1254,1096">
          <text:p/>
        </draw:polygon>
        <draw:polygon draw:style-name="gr13" draw:text-style-name="P5" draw:layer="layout" svg:width="2.255cm" svg:height="1.097cm" draw:transform="skewX (-0.347145988221672) rotate (1.03707464153503) translate (9.648343090221cm 10.0054488526798cm)" svg:viewBox="0 0 2256 1098" draw:points="2256,0 1003,3 0,1098 1254,1096">
          <text:p/>
        </draw:polygon>
        <draw:polygon draw:style-name="gr13" draw:text-style-name="P5" draw:layer="layout" svg:width="2.255cm" svg:height="1.097cm" draw:transform="skewX (-0.347145988221672) rotate (1.03707464153503) translate (9.648343090221cm 12.1653554241684cm)" svg:viewBox="0 0 2256 1098" draw:points="2256,0 1003,3 0,1098 1254,1096">
          <text:p/>
        </draw:polygon>
        <draw:polygon draw:style-name="gr14" draw:text-style-name="P6" draw:layer="layout" svg:width="2.253cm" svg:height="1.094cm" draw:transform="skewX (-0.34470252726888) rotate (1.03916903663742) translate (9.01949522024796cm 6.76841494991615cm)" svg:viewBox="0 0 2254 1095" draw:points="2254,0 1002,0 0,1094 1253,1095">
          <text:p/>
        </draw:polygon>
        <draw:polygon draw:style-name="gr14" draw:text-style-name="P6" draw:layer="layout" svg:width="2.253cm" svg:height="1.094cm" draw:transform="skewX (-0.34470252726888) rotate (1.03916903663742) translate (9.01949522024796cm 8.92605509268331cm)" svg:viewBox="0 0 2254 1095" draw:points="2254,0 1002,0 0,1094 1253,1095">
          <text:p/>
        </draw:polygon>
        <draw:polygon draw:style-name="gr13" draw:text-style-name="P5" draw:layer="layout" svg:width="2.253cm" svg:height="1.094cm" draw:transform="skewX (-0.34470252726888) rotate (1.03916903663742) translate (9.01949522024796cm 11.0848284498112cm)" svg:viewBox="0 0 2254 1095" draw:points="2254,0 1002,0 0,1094 1253,1095">
          <text:p/>
        </draw:polygon>
        <draw:polygon draw:style-name="gr14" draw:text-style-name="P6" draw:layer="layout" svg:width="2.253cm" svg:height="1.094cm" draw:transform="skewX (-0.345226126044478) rotate (1.03916903663742) translate (8.38316723588248cm 7.84779271821531cm)" svg:viewBox="0 0 2254 1095" draw:points="2254,0 1003,0 0,1094 1253,1095">
          <text:p/>
        </draw:polygon>
        <draw:polygon draw:style-name="gr13" draw:text-style-name="P5" draw:layer="layout" svg:width="2.254cm" svg:height="1.094cm" draw:transform="skewX (-0.345400658969678) rotate (1.03916903663742) translate (8.38305788031907cm 10.0056188066154cm)" svg:viewBox="0 0 2255 1095" draw:points="2255,0 1003,0 0,1094 1253,1095">
          <text:p/>
        </draw:polygon>
        <presentation:notes draw:style-name="dp1">
          <draw:page-thumbnail draw:style-name="gr8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3" draw:layer="layout" svg:width="0.953cm" svg:height="0.962cm" svg:x="16.68cm" svg:y="6.494cm">
          <draw:text-box>
            <text:p text:style-name="P2">9</text:p>
          </draw:text-box>
        </draw:frame>
        <draw:frame draw:style-name="gr5" draw:text-style-name="P3" draw:layer="layout" svg:width="1.419cm" svg:height="1.673cm" svg:x="16.439cm" svg:y="4.394cm">
          <draw:text-box>
            <text:p text:style-name="P2">10</text:p>
          </draw:text-box>
        </draw:frame>
        <draw:frame draw:style-name="gr5" draw:text-style-name="P3" draw:layer="layout" svg:width="1.419cm" svg:height="1.673cm" svg:x="16.439cm" svg:y="2.222cm">
          <draw:text-box>
            <text:p text:style-name="P2">11</text:p>
          </draw:text-box>
        </draw:frame>
        <draw:frame draw:style-name="gr4" draw:text-style-name="P3" draw:layer="layout" svg:width="0.953cm" svg:height="0.962cm" svg:x="17.931cm" svg:y="8.707cm">
          <draw:text-box>
            <text:p text:style-name="P2">0</text:p>
          </draw:text-box>
        </draw:frame>
        <draw:frame draw:style-name="gr4" draw:text-style-name="P3" draw:layer="layout" svg:width="0.953cm" svg:height="0.962cm" svg:x="17.931cm" svg:y="6.535cm">
          <draw:text-box>
            <text:p text:style-name="P2">1</text:p>
          </draw:text-box>
        </draw:frame>
        <draw:frame draw:style-name="gr4" draw:text-style-name="P3" draw:layer="layout" svg:width="0.953cm" svg:height="0.962cm" svg:x="17.931cm" svg:y="4.363cm">
          <draw:text-box>
            <text:p text:style-name="P2">2</text:p>
          </draw:text-box>
        </draw:frame>
        <draw:frame draw:style-name="gr4" draw:text-style-name="P3" draw:layer="layout" svg:width="0.953cm" svg:height="0.962cm" svg:x="17.331cm" svg:y="7.576cm">
          <draw:text-box>
            <text:p text:style-name="P2">5</text:p>
          </draw:text-box>
        </draw:frame>
        <draw:frame draw:style-name="gr4" draw:text-style-name="P3" draw:layer="layout" svg:width="0.953cm" svg:height="0.962cm" svg:x="17.331cm" svg:y="5.404cm">
          <draw:text-box>
            <text:p text:style-name="P2">4</text:p>
          </draw:text-box>
        </draw:frame>
        <draw:frame draw:style-name="gr4" draw:text-style-name="P3" draw:layer="layout" svg:width="0.953cm" svg:height="0.962cm" svg:x="17.331cm" svg:y="3.232cm">
          <draw:text-box>
            <text:p text:style-name="P2">3</text:p>
          </draw:text-box>
        </draw:frame>
        <draw:frame draw:style-name="gr4" draw:text-style-name="P3" draw:layer="layout" svg:width="0.953cm" svg:height="0.962cm" svg:x="17.307cm" svg:y="9.806cm">
          <draw:text-box>
            <text:p text:style-name="P2">6</text:p>
          </draw:text-box>
        </draw:frame>
        <draw:frame draw:style-name="gr4" draw:text-style-name="P3" draw:layer="layout" svg:width="0.953cm" svg:height="0.962cm" svg:x="16.707cm" svg:y="10.847cm">
          <draw:text-box>
            <text:p text:style-name="P2">7</text:p>
          </draw:text-box>
        </draw:frame>
        <draw:frame draw:style-name="gr4" draw:text-style-name="P3" draw:layer="layout" svg:width="0.953cm" svg:height="0.962cm" svg:x="16.707cm" svg:y="8.675cm">
          <draw:text-box>
            <text:p text:style-name="P2">8</text:p>
          </draw:text-box>
        </draw:frame>
        <draw:frame draw:style-name="gr4" draw:text-style-name="P3" draw:layer="layout" svg:width="0.953cm" svg:height="0.962cm" svg:x="10.324cm" svg:y="6.538cm">
          <draw:text-box>
            <text:p text:style-name="P2">9</text:p>
          </draw:text-box>
        </draw:frame>
        <draw:frame draw:style-name="gr5" draw:text-style-name="P3" draw:layer="layout" svg:width="1.419cm" svg:height="1.673cm" svg:x="10.083cm" svg:y="4.438cm">
          <draw:text-box>
            <text:p text:style-name="P2">10</text:p>
          </draw:text-box>
        </draw:frame>
        <draw:frame draw:style-name="gr5" draw:text-style-name="P3" draw:layer="layout" svg:width="1.419cm" svg:height="1.673cm" svg:x="10.083cm" svg:y="2.266cm">
          <draw:text-box>
            <text:p text:style-name="P2">11</text:p>
          </draw:text-box>
        </draw:frame>
        <draw:frame draw:style-name="gr4" draw:text-style-name="P3" draw:layer="layout" svg:width="0.953cm" svg:height="0.962cm" svg:x="9.035cm" svg:y="8.645cm">
          <draw:text-box>
            <text:p text:style-name="P2">0</text:p>
          </draw:text-box>
        </draw:frame>
        <draw:frame draw:style-name="gr4" draw:text-style-name="P3" draw:layer="layout" svg:width="0.953cm" svg:height="0.962cm" svg:x="9.035cm" svg:y="6.473cm">
          <draw:text-box>
            <text:p text:style-name="P2">1</text:p>
          </draw:text-box>
        </draw:frame>
        <draw:frame draw:style-name="gr4" draw:text-style-name="P3" draw:layer="layout" svg:width="0.953cm" svg:height="0.962cm" svg:x="9.035cm" svg:y="4.301cm">
          <draw:text-box>
            <text:p text:style-name="P2">2</text:p>
          </draw:text-box>
        </draw:frame>
        <draw:frame draw:style-name="gr4" draw:text-style-name="P3" draw:layer="layout" svg:width="0.953cm" svg:height="0.962cm" svg:x="9.704cm" svg:y="7.594cm">
          <draw:text-box>
            <text:p text:style-name="P2">5</text:p>
          </draw:text-box>
        </draw:frame>
        <draw:frame draw:style-name="gr4" draw:text-style-name="P3" draw:layer="layout" svg:width="0.953cm" svg:height="0.962cm" svg:x="9.704cm" svg:y="5.422cm">
          <draw:text-box>
            <text:p text:style-name="P2">4</text:p>
          </draw:text-box>
        </draw:frame>
        <draw:frame draw:style-name="gr4" draw:text-style-name="P3" draw:layer="layout" svg:width="0.953cm" svg:height="0.962cm" svg:x="9.704cm" svg:y="3.25cm">
          <draw:text-box>
            <text:p text:style-name="P2">3</text:p>
          </draw:text-box>
        </draw:frame>
        <draw:frame draw:style-name="gr4" draw:text-style-name="P3" draw:layer="layout" svg:width="0.953cm" svg:height="0.962cm" svg:x="9.68cm" svg:y="9.824cm">
          <draw:text-box>
            <text:p text:style-name="P2">6</text:p>
          </draw:text-box>
        </draw:frame>
        <draw:frame draw:style-name="gr4" draw:text-style-name="P3" draw:layer="layout" svg:width="0.953cm" svg:height="0.962cm" svg:x="10.351cm" svg:y="10.891cm">
          <draw:text-box>
            <text:p text:style-name="P2">7</text:p>
          </draw:text-box>
        </draw:frame>
        <draw:frame draw:style-name="gr4" draw:text-style-name="P3" draw:layer="layout" svg:width="0.953cm" svg:height="0.962cm" svg:x="10.351cm" svg:y="8.719cm">
          <draw:text-box>
            <text:p text:style-name="P2">8</text:p>
          </draw:text-box>
        </draw:frame>
        <draw:custom-shape draw:style-name="gr11" draw:text-style-name="P3" draw:layer="layout" svg:width="5.08cm" svg:height="11.43cm" svg:x="11.432cm" svg:y="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54cm" svg:height="11.43cm" svg:x="16.512cm" svg:y="1.27cm">
          <text:p/>
          <draw:enhanced-geometry svg:viewBox="0 0 21600 21600" draw:type="rectangle" draw:enhanced-path="M 0 0 L 21600 0 21600 21600 0 21600 0 0 Z N"/>
        </draw:custom-shape>
        <draw:polygon draw:style-name="gr13" draw:text-style-name="P5" draw:layer="layout" svg:width="2.253cm" svg:height="1.094cm" draw:transform="skewX (0.344527994343681) rotate (-1.03934356956262) translate (17.782cm 2.66695328574428cm)" svg:viewBox="0 0 2254 1095" draw:points="0,0 1251,0 2254,1094 1001,1095">
          <text:p/>
        </draw:polygon>
        <draw:polygon draw:style-name="gr14" draw:text-style-name="P6" draw:layer="layout" svg:width="2.253cm" svg:height="1.094cm" draw:transform="skewX (0.345051593119279) rotate (-1.03934356956262) translate (18.418cm 3.74577335712786cm)" svg:viewBox="0 0 2254 1095" draw:points="0,0 1251,0 2254,1094 1001,1095">
          <text:p/>
        </draw:polygon>
        <draw:polygon draw:style-name="gr13" draw:text-style-name="P5" draw:layer="layout" svg:width="2.255cm" svg:height="1.097cm" draw:transform="skewX (0.347495054072071) rotate (-1.03707464153503) translate (17.148cm 3.74690657148856cm)" svg:viewBox="0 0 2256 1098" draw:points="0,0 1252,3 2256,1098 1002,1096">
          <text:p/>
        </draw:polygon>
        <draw:polygon draw:style-name="gr13" draw:text-style-name="P5" draw:layer="layout" svg:width="2.255cm" svg:height="1.097cm" draw:transform="skewX (0.347495054072071) rotate (-1.03707464153503) translate (17.148cm 1.587cm)" svg:viewBox="0 0 2256 1098" draw:points="0,0 1252,3 2256,1098 1002,1096">
          <text:p/>
        </draw:polygon>
        <draw:polygon draw:style-name="gr14" draw:text-style-name="P6" draw:layer="layout" svg:width="2.255cm" svg:height="1.097cm" draw:transform="skewX (0.347495054072071) rotate (-1.03707464153503) translate (17.148cm 5.90454671425572cm)" svg:viewBox="0 0 2256 1098" draw:points="0,0 1252,3 2256,1098 1002,1096">
          <text:p/>
        </draw:polygon>
        <draw:polygon draw:style-name="gr13" draw:text-style-name="P5" draw:layer="layout" svg:width="2.255cm" svg:height="1.097cm" draw:transform="skewX (0.347495054072071) rotate (-1.03707464153503) translate (17.148cm 8.06332007138358cm)" svg:viewBox="0 0 2256 1098" draw:points="0,0 1252,3 2256,1098 1002,1096">
          <text:p/>
        </draw:polygon>
        <draw:polygon draw:style-name="gr13" draw:text-style-name="P5" draw:layer="layout" svg:width="2.255cm" svg:height="1.097cm" draw:transform="skewX (0.347495054072071) rotate (-1.03707464153503) translate (17.148cm 10.2232266428721cm)" svg:viewBox="0 0 2256 1098" draw:points="0,0 1252,3 2256,1098 1002,1096">
          <text:p/>
        </draw:polygon>
        <draw:polygon draw:style-name="gr14" draw:text-style-name="P6" draw:layer="layout" svg:width="2.253cm" svg:height="1.094cm" draw:transform="skewX (0.344527994343681) rotate (-1.03934356956262) translate (17.782cm 4.82572664287214cm)" svg:viewBox="0 0 2254 1095" draw:points="0,0 1251,0 2254,1094 1001,1095">
          <text:p/>
        </draw:polygon>
        <draw:polygon draw:style-name="gr14" draw:text-style-name="P6" draw:layer="layout" svg:width="2.253cm" svg:height="1.094cm" draw:transform="skewX (0.344527994343681) rotate (-1.03934356956262) translate (17.782cm 6.9833667856393cm)" svg:viewBox="0 0 2254 1095" draw:points="0,0 1251,0 2254,1094 1001,1095">
          <text:p/>
        </draw:polygon>
        <draw:polygon draw:style-name="gr14" draw:text-style-name="P6" draw:layer="layout" svg:width="2.253cm" svg:height="1.094cm" draw:transform="skewX (0.344527994343681) rotate (-1.03934356956262) translate (17.782cm 9.14214014276717cm)" svg:viewBox="0 0 2254 1095" draw:points="0,0 1251,0 2254,1094 1001,1095">
          <text:p/>
        </draw:polygon>
        <draw:polygon draw:style-name="gr13" draw:text-style-name="P5" draw:layer="layout" svg:width="2.253cm" svg:height="1.094cm" draw:transform="skewX (0.345051593119279) rotate (-1.03934356956262) translate (18.418cm 5.90454671425572cm)" svg:viewBox="0 0 2254 1095" draw:points="0,0 1251,0 2254,1094 1001,1095">
          <text:p/>
        </draw:polygon>
        <draw:polygon draw:style-name="gr14" draw:text-style-name="P6" draw:layer="layout" svg:width="2.253cm" svg:height="1.094cm" draw:transform="skewX (0.345051593119279) rotate (-1.03934356956262) translate (18.418cm 8.06218685702288cm)" svg:viewBox="0 0 2254 1095" draw:points="0,0 1251,0 2254,1094 1001,1095">
          <text:p/>
        </draw:polygon>
        <draw:custom-shape draw:style-name="gr15" draw:text-style-name="P3" draw:layer="layout" svg:width="3.175cm" svg:height="3.175cm" svg:x="12.38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2.54cm" svg:height="11.43cm" svg:x="8.892cm" svg:y="1.27cm">
          <text:p/>
          <draw:enhanced-geometry svg:viewBox="0 0 21600 21600" draw:type="rectangle" draw:enhanced-path="M 0 0 L 21600 0 21600 21600 0 21600 0 0 Z N"/>
        </draw:custom-shape>
        <draw:polygon draw:style-name="gr13" draw:text-style-name="P5" draw:layer="layout" svg:width="2.253cm" svg:height="1.094cm" draw:transform="skewX (-0.34470252726888) rotate (1.03916903663742) translate (9.01949522024796cm 4.60964159278829cm)" svg:viewBox="0 0 2254 1095" draw:points="2254,0 1002,0 0,1094 1253,1095">
          <text:p/>
        </draw:polygon>
        <draw:polygon draw:style-name="gr13" draw:text-style-name="P5" draw:layer="layout" svg:width="2.254cm" svg:height="1.094cm" draw:transform="skewX (-0.345400658969678) rotate (1.03916903663742) translate (8.38305788031906cm 5.68920530672035cm)" svg:viewBox="0 0 2255 1095" draw:points="2255,0 1003,0 0,1094 1253,1095">
          <text:p/>
        </draw:polygon>
        <draw:polygon draw:style-name="gr13" draw:text-style-name="P5" draw:layer="layout" svg:width="2.255cm" svg:height="1.097cm" draw:transform="skewX (-0.347145988221672) rotate (1.03707464153503) translate (9.648343090221cm 5.6890353527848cm)" svg:viewBox="0 0 2256 1098" draw:points="2256,0 1003,3 0,1098 1254,1096">
          <text:p/>
        </draw:polygon>
        <draw:polygon draw:style-name="gr13" draw:text-style-name="P5" draw:layer="layout" svg:width="2.255cm" svg:height="1.097cm" draw:transform="skewX (-0.347145988221672) rotate (1.03707464153503) translate (9.648343090221cm 3.52912878129624cm)" svg:viewBox="0 0 2256 1098" draw:points="2256,0 1003,3 0,1098 1254,1096">
          <text:p/>
        </draw:polygon>
        <draw:polygon draw:style-name="gr14" draw:text-style-name="P6" draw:layer="layout" svg:width="2.256cm" svg:height="1.097cm" draw:transform="skewX (-0.34766958699727) rotate (1.03707464153503) translate (9.64801218426734cm 7.84723547299037cm)" svg:viewBox="0 0 2257 1098" draw:points="2257,0 1004,3 0,1098 1254,1096">
          <text:p/>
        </draw:polygon>
        <draw:polygon draw:style-name="gr14" draw:text-style-name="P6" draw:layer="layout" svg:width="2.255cm" svg:height="1.097cm" draw:transform="skewX (-0.347145988221672) rotate (1.03707464153503) translate (9.648343090221cm 10.0054488526798cm)" svg:viewBox="0 0 2256 1098" draw:points="2256,0 1003,3 0,1098 1254,1096">
          <text:p/>
        </draw:polygon>
        <draw:polygon draw:style-name="gr13" draw:text-style-name="P5" draw:layer="layout" svg:width="2.255cm" svg:height="1.097cm" draw:transform="skewX (-0.347145988221672) rotate (1.03707464153503) translate (9.648343090221cm 12.1653554241684cm)" svg:viewBox="0 0 2256 1098" draw:points="2256,0 1003,3 0,1098 1254,1096">
          <text:p/>
        </draw:polygon>
        <draw:polygon draw:style-name="gr14" draw:text-style-name="P6" draw:layer="layout" svg:width="2.253cm" svg:height="1.094cm" draw:transform="skewX (-0.34470252726888) rotate (1.03916903663742) translate (9.01949522024796cm 6.76841494991615cm)" svg:viewBox="0 0 2254 1095" draw:points="2254,0 1002,0 0,1094 1253,1095">
          <text:p/>
        </draw:polygon>
        <draw:polygon draw:style-name="gr13" draw:text-style-name="P5" draw:layer="layout" svg:width="2.253cm" svg:height="1.094cm" draw:transform="skewX (-0.34470252726888) rotate (1.03916903663742) translate (9.01949522024796cm 8.92605509268331cm)" svg:viewBox="0 0 2254 1095" draw:points="2254,0 1002,0 0,1094 1253,1095">
          <text:p/>
        </draw:polygon>
        <draw:polygon draw:style-name="gr14" draw:text-style-name="P6" draw:layer="layout" svg:width="2.253cm" svg:height="1.094cm" draw:transform="skewX (-0.34470252726888) rotate (1.03916903663742) translate (9.01949522024796cm 11.0848284498112cm)" svg:viewBox="0 0 2254 1095" draw:points="2254,0 1002,0 0,1094 1253,1095">
          <text:p/>
        </draw:polygon>
        <draw:polygon draw:style-name="gr14" draw:text-style-name="P6" draw:layer="layout" svg:width="2.253cm" svg:height="1.094cm" draw:transform="skewX (-0.345226126044478) rotate (1.03916903663742) translate (8.38316723588248cm 7.84779271821531cm)" svg:viewBox="0 0 2254 1095" draw:points="2254,0 1003,0 0,1094 1253,1095">
          <text:p/>
        </draw:polygon>
        <draw:polygon draw:style-name="gr14" draw:text-style-name="P6" draw:layer="layout" svg:width="2.254cm" svg:height="1.094cm" draw:transform="skewX (-0.345400658969678) rotate (1.03916903663742) translate (8.38305788031907cm 10.0056188066154cm)" svg:viewBox="0 0 2255 1095" draw:points="2255,0 1003,0 0,1094 1253,1095">
          <text:p/>
        </draw:polygon>
        <presentation:notes draw:style-name="dp1">
          <draw:page-thumbnail draw:style-name="gr8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3" draw:layer="layout" svg:width="0.953cm" svg:height="0.962cm" svg:x="16.68cm" svg:y="6.494cm">
          <draw:text-box>
            <text:p text:style-name="P2">9</text:p>
          </draw:text-box>
        </draw:frame>
        <draw:frame draw:style-name="gr5" draw:text-style-name="P3" draw:layer="layout" svg:width="1.419cm" svg:height="1.673cm" svg:x="16.439cm" svg:y="4.394cm">
          <draw:text-box>
            <text:p text:style-name="P2">10</text:p>
          </draw:text-box>
        </draw:frame>
        <draw:frame draw:style-name="gr5" draw:text-style-name="P3" draw:layer="layout" svg:width="1.419cm" svg:height="1.673cm" svg:x="16.439cm" svg:y="2.222cm">
          <draw:text-box>
            <text:p text:style-name="P2">11</text:p>
          </draw:text-box>
        </draw:frame>
        <draw:frame draw:style-name="gr4" draw:text-style-name="P3" draw:layer="layout" svg:width="0.953cm" svg:height="0.962cm" svg:x="17.931cm" svg:y="8.707cm">
          <draw:text-box>
            <text:p text:style-name="P2">0</text:p>
          </draw:text-box>
        </draw:frame>
        <draw:frame draw:style-name="gr4" draw:text-style-name="P3" draw:layer="layout" svg:width="0.953cm" svg:height="0.962cm" svg:x="17.931cm" svg:y="6.535cm">
          <draw:text-box>
            <text:p text:style-name="P2">1</text:p>
          </draw:text-box>
        </draw:frame>
        <draw:frame draw:style-name="gr4" draw:text-style-name="P3" draw:layer="layout" svg:width="0.953cm" svg:height="0.962cm" svg:x="17.931cm" svg:y="4.363cm">
          <draw:text-box>
            <text:p text:style-name="P2">2</text:p>
          </draw:text-box>
        </draw:frame>
        <draw:frame draw:style-name="gr4" draw:text-style-name="P3" draw:layer="layout" svg:width="0.953cm" svg:height="0.962cm" svg:x="17.331cm" svg:y="7.576cm">
          <draw:text-box>
            <text:p text:style-name="P2">5</text:p>
          </draw:text-box>
        </draw:frame>
        <draw:frame draw:style-name="gr4" draw:text-style-name="P3" draw:layer="layout" svg:width="0.953cm" svg:height="0.962cm" svg:x="17.331cm" svg:y="5.404cm">
          <draw:text-box>
            <text:p text:style-name="P2">4</text:p>
          </draw:text-box>
        </draw:frame>
        <draw:frame draw:style-name="gr4" draw:text-style-name="P3" draw:layer="layout" svg:width="0.953cm" svg:height="0.962cm" svg:x="17.331cm" svg:y="3.232cm">
          <draw:text-box>
            <text:p text:style-name="P2">3</text:p>
          </draw:text-box>
        </draw:frame>
        <draw:frame draw:style-name="gr4" draw:text-style-name="P3" draw:layer="layout" svg:width="0.953cm" svg:height="0.962cm" svg:x="17.307cm" svg:y="9.806cm">
          <draw:text-box>
            <text:p text:style-name="P2">6</text:p>
          </draw:text-box>
        </draw:frame>
        <draw:frame draw:style-name="gr4" draw:text-style-name="P3" draw:layer="layout" svg:width="0.953cm" svg:height="0.962cm" svg:x="16.707cm" svg:y="10.847cm">
          <draw:text-box>
            <text:p text:style-name="P2">7</text:p>
          </draw:text-box>
        </draw:frame>
        <draw:frame draw:style-name="gr4" draw:text-style-name="P3" draw:layer="layout" svg:width="0.953cm" svg:height="0.962cm" svg:x="16.707cm" svg:y="8.675cm">
          <draw:text-box>
            <text:p text:style-name="P2">8</text:p>
          </draw:text-box>
        </draw:frame>
        <draw:frame draw:style-name="gr4" draw:text-style-name="P3" draw:layer="layout" svg:width="0.953cm" svg:height="0.962cm" svg:x="10.324cm" svg:y="6.538cm">
          <draw:text-box>
            <text:p text:style-name="P2">9</text:p>
          </draw:text-box>
        </draw:frame>
        <draw:frame draw:style-name="gr5" draw:text-style-name="P3" draw:layer="layout" svg:width="1.419cm" svg:height="1.673cm" svg:x="10.083cm" svg:y="4.438cm">
          <draw:text-box>
            <text:p text:style-name="P2">10</text:p>
          </draw:text-box>
        </draw:frame>
        <draw:frame draw:style-name="gr5" draw:text-style-name="P3" draw:layer="layout" svg:width="1.419cm" svg:height="1.673cm" svg:x="10.083cm" svg:y="2.266cm">
          <draw:text-box>
            <text:p text:style-name="P2">11</text:p>
          </draw:text-box>
        </draw:frame>
        <draw:frame draw:style-name="gr4" draw:text-style-name="P3" draw:layer="layout" svg:width="0.953cm" svg:height="0.962cm" svg:x="9.035cm" svg:y="8.645cm">
          <draw:text-box>
            <text:p text:style-name="P2">0</text:p>
          </draw:text-box>
        </draw:frame>
        <draw:frame draw:style-name="gr4" draw:text-style-name="P3" draw:layer="layout" svg:width="0.953cm" svg:height="0.962cm" svg:x="9.035cm" svg:y="6.473cm">
          <draw:text-box>
            <text:p text:style-name="P2">1</text:p>
          </draw:text-box>
        </draw:frame>
        <draw:frame draw:style-name="gr4" draw:text-style-name="P3" draw:layer="layout" svg:width="0.953cm" svg:height="0.962cm" svg:x="9.035cm" svg:y="4.301cm">
          <draw:text-box>
            <text:p text:style-name="P2">2</text:p>
          </draw:text-box>
        </draw:frame>
        <draw:frame draw:style-name="gr4" draw:text-style-name="P3" draw:layer="layout" svg:width="0.953cm" svg:height="0.962cm" svg:x="9.704cm" svg:y="7.594cm">
          <draw:text-box>
            <text:p text:style-name="P2">5</text:p>
          </draw:text-box>
        </draw:frame>
        <draw:frame draw:style-name="gr4" draw:text-style-name="P3" draw:layer="layout" svg:width="0.953cm" svg:height="0.962cm" svg:x="9.704cm" svg:y="5.422cm">
          <draw:text-box>
            <text:p text:style-name="P2">4</text:p>
          </draw:text-box>
        </draw:frame>
        <draw:frame draw:style-name="gr4" draw:text-style-name="P3" draw:layer="layout" svg:width="0.953cm" svg:height="0.962cm" svg:x="9.704cm" svg:y="3.25cm">
          <draw:text-box>
            <text:p text:style-name="P2">3</text:p>
          </draw:text-box>
        </draw:frame>
        <draw:frame draw:style-name="gr4" draw:text-style-name="P3" draw:layer="layout" svg:width="0.953cm" svg:height="0.962cm" svg:x="9.68cm" svg:y="9.824cm">
          <draw:text-box>
            <text:p text:style-name="P2">6</text:p>
          </draw:text-box>
        </draw:frame>
        <draw:frame draw:style-name="gr4" draw:text-style-name="P3" draw:layer="layout" svg:width="0.953cm" svg:height="0.962cm" svg:x="10.351cm" svg:y="10.891cm">
          <draw:text-box>
            <text:p text:style-name="P2">7</text:p>
          </draw:text-box>
        </draw:frame>
        <draw:frame draw:style-name="gr4" draw:text-style-name="P3" draw:layer="layout" svg:width="0.953cm" svg:height="0.962cm" svg:x="10.351cm" svg:y="8.719cm">
          <draw:text-box>
            <text:p text:style-name="P2">8</text:p>
          </draw:text-box>
        </draw:frame>
        <draw:custom-shape draw:style-name="gr11" draw:text-style-name="P3" draw:layer="layout" svg:width="5.08cm" svg:height="11.43cm" svg:x="11.432cm" svg:y="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54cm" svg:height="11.43cm" svg:x="16.512cm" svg:y="1.27cm">
          <text:p/>
          <draw:enhanced-geometry svg:viewBox="0 0 21600 21600" draw:type="rectangle" draw:enhanced-path="M 0 0 L 21600 0 21600 21600 0 21600 0 0 Z N"/>
        </draw:custom-shape>
        <draw:polygon draw:style-name="gr13" draw:text-style-name="P5" draw:layer="layout" svg:width="2.253cm" svg:height="1.094cm" draw:transform="skewX (0.344527994343681) rotate (-1.03934356956262) translate (17.782cm 2.66695328574428cm)" svg:viewBox="0 0 2254 1095" draw:points="0,0 1251,0 2254,1094 1001,1095">
          <text:p/>
        </draw:polygon>
        <draw:polygon draw:style-name="gr13" draw:text-style-name="P5" draw:layer="layout" svg:width="2.253cm" svg:height="1.094cm" draw:transform="skewX (0.345051593119279) rotate (-1.03934356956262) translate (18.418cm 3.74577335712786cm)" svg:viewBox="0 0 2254 1095" draw:points="0,0 1251,0 2254,1094 1001,1095">
          <text:p/>
        </draw:polygon>
        <draw:polygon draw:style-name="gr13" draw:text-style-name="P5" draw:layer="layout" svg:width="2.255cm" svg:height="1.097cm" draw:transform="skewX (0.347495054072071) rotate (-1.03707464153503) translate (17.148cm 3.74690657148856cm)" svg:viewBox="0 0 2256 1098" draw:points="0,0 1252,3 2256,1098 1002,1096">
          <text:p/>
        </draw:polygon>
        <draw:polygon draw:style-name="gr13" draw:text-style-name="P5" draw:layer="layout" svg:width="2.255cm" svg:height="1.097cm" draw:transform="skewX (0.347495054072071) rotate (-1.03707464153503) translate (17.148cm 1.587cm)" svg:viewBox="0 0 2256 1098" draw:points="0,0 1252,3 2256,1098 1002,1096">
          <text:p/>
        </draw:polygon>
        <draw:polygon draw:style-name="gr14" draw:text-style-name="P6" draw:layer="layout" svg:width="2.255cm" svg:height="1.097cm" draw:transform="skewX (0.347495054072071) rotate (-1.03707464153503) translate (17.148cm 5.90454671425572cm)" svg:viewBox="0 0 2256 1098" draw:points="0,0 1252,3 2256,1098 1002,1096">
          <text:p/>
        </draw:polygon>
        <draw:polygon draw:style-name="gr14" draw:text-style-name="P6" draw:layer="layout" svg:width="2.255cm" svg:height="1.097cm" draw:transform="skewX (0.347495054072071) rotate (-1.03707464153503) translate (17.148cm 8.06332007138358cm)" svg:viewBox="0 0 2256 1098" draw:points="0,0 1252,3 2256,1098 1002,1096">
          <text:p/>
        </draw:polygon>
        <draw:polygon draw:style-name="gr13" draw:text-style-name="P5" draw:layer="layout" svg:width="2.255cm" svg:height="1.097cm" draw:transform="skewX (0.347495054072071) rotate (-1.03707464153503) translate (17.148cm 10.2232266428721cm)" svg:viewBox="0 0 2256 1098" draw:points="0,0 1252,3 2256,1098 1002,1096">
          <text:p/>
        </draw:polygon>
        <draw:polygon draw:style-name="gr14" draw:text-style-name="P6" draw:layer="layout" svg:width="2.253cm" svg:height="1.094cm" draw:transform="skewX (0.344527994343681) rotate (-1.03934356956262) translate (17.782cm 4.82572664287214cm)" svg:viewBox="0 0 2254 1095" draw:points="0,0 1251,0 2254,1094 1001,1095">
          <text:p/>
        </draw:polygon>
        <draw:polygon draw:style-name="gr13" draw:text-style-name="P5" draw:layer="layout" svg:width="2.253cm" svg:height="1.094cm" draw:transform="skewX (0.344527994343681) rotate (-1.03934356956262) translate (17.782cm 6.9833667856393cm)" svg:viewBox="0 0 2254 1095" draw:points="0,0 1251,0 2254,1094 1001,1095">
          <text:p/>
        </draw:polygon>
        <draw:polygon draw:style-name="gr14" draw:text-style-name="P6" draw:layer="layout" svg:width="2.253cm" svg:height="1.094cm" draw:transform="skewX (0.344527994343681) rotate (-1.03934356956262) translate (17.782cm 9.14214014276717cm)" svg:viewBox="0 0 2254 1095" draw:points="0,0 1251,0 2254,1094 1001,1095">
          <text:p/>
        </draw:polygon>
        <draw:polygon draw:style-name="gr14" draw:text-style-name="P6" draw:layer="layout" svg:width="2.253cm" svg:height="1.094cm" draw:transform="skewX (0.345051593119279) rotate (-1.03934356956262) translate (18.418cm 5.90454671425572cm)" svg:viewBox="0 0 2254 1095" draw:points="0,0 1251,0 2254,1094 1001,1095">
          <text:p/>
        </draw:polygon>
        <draw:polygon draw:style-name="gr14" draw:text-style-name="P6" draw:layer="layout" svg:width="2.253cm" svg:height="1.094cm" draw:transform="skewX (0.345051593119279) rotate (-1.03934356956262) translate (18.418cm 8.06218685702288cm)" svg:viewBox="0 0 2254 1095" draw:points="0,0 1251,0 2254,1094 1001,1095">
          <text:p/>
        </draw:polygon>
        <draw:custom-shape draw:style-name="gr15" draw:text-style-name="P3" draw:layer="layout" svg:width="3.175cm" svg:height="3.175cm" svg:x="12.38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2.54cm" svg:height="11.43cm" svg:x="8.892cm" svg:y="1.27cm">
          <text:p/>
          <draw:enhanced-geometry svg:viewBox="0 0 21600 21600" draw:type="rectangle" draw:enhanced-path="M 0 0 L 21600 0 21600 21600 0 21600 0 0 Z N"/>
        </draw:custom-shape>
        <draw:polygon draw:style-name="gr13" draw:text-style-name="P5" draw:layer="layout" svg:width="2.253cm" svg:height="1.094cm" draw:transform="skewX (-0.34470252726888) rotate (1.03916903663742) translate (9.01949522024796cm 4.60964159278829cm)" svg:viewBox="0 0 2254 1095" draw:points="2254,0 1002,0 0,1094 1253,1095">
          <text:p/>
        </draw:polygon>
        <draw:polygon draw:style-name="gr13" draw:text-style-name="P5" draw:layer="layout" svg:width="2.254cm" svg:height="1.094cm" draw:transform="skewX (-0.345400658969678) rotate (1.03916903663742) translate (8.38305788031906cm 5.68920530672035cm)" svg:viewBox="0 0 2255 1095" draw:points="2255,0 1003,0 0,1094 1253,1095">
          <text:p/>
        </draw:polygon>
        <draw:polygon draw:style-name="gr13" draw:text-style-name="P5" draw:layer="layout" svg:width="2.255cm" svg:height="1.097cm" draw:transform="skewX (-0.347145988221672) rotate (1.03707464153503) translate (9.648343090221cm 5.6890353527848cm)" svg:viewBox="0 0 2256 1098" draw:points="2256,0 1003,3 0,1098 1254,1096">
          <text:p/>
        </draw:polygon>
        <draw:polygon draw:style-name="gr13" draw:text-style-name="P5" draw:layer="layout" svg:width="2.255cm" svg:height="1.097cm" draw:transform="skewX (-0.347145988221672) rotate (1.03707464153503) translate (9.648343090221cm 3.52912878129624cm)" svg:viewBox="0 0 2256 1098" draw:points="2256,0 1003,3 0,1098 1254,1096">
          <text:p/>
        </draw:polygon>
        <draw:polygon draw:style-name="gr13" draw:text-style-name="P5" draw:layer="layout" svg:width="2.256cm" svg:height="1.097cm" draw:transform="skewX (-0.34766958699727) rotate (1.03707464153503) translate (9.64801218426734cm 7.84723547299037cm)" svg:viewBox="0 0 2257 1098" draw:points="2257,0 1004,3 0,1098 1254,1096">
          <text:p/>
        </draw:polygon>
        <draw:polygon draw:style-name="gr13" draw:text-style-name="P5" draw:layer="layout" svg:width="2.255cm" svg:height="1.097cm" draw:transform="skewX (-0.347145988221672) rotate (1.03707464153503) translate (9.648343090221cm 10.0054488526798cm)" svg:viewBox="0 0 2256 1098" draw:points="2256,0 1003,3 0,1098 1254,1096">
          <text:p/>
        </draw:polygon>
        <draw:polygon draw:style-name="gr13" draw:text-style-name="P5" draw:layer="layout" svg:width="2.255cm" svg:height="1.097cm" draw:transform="skewX (-0.347145988221672) rotate (1.03707464153503) translate (9.648343090221cm 12.1653554241684cm)" svg:viewBox="0 0 2256 1098" draw:points="2256,0 1003,3 0,1098 1254,1096">
          <text:p/>
        </draw:polygon>
        <draw:polygon draw:style-name="gr14" draw:text-style-name="P6" draw:layer="layout" svg:width="2.253cm" svg:height="1.094cm" draw:transform="skewX (-0.34470252726888) rotate (1.03916903663742) translate (9.01949522024796cm 6.76841494991615cm)" svg:viewBox="0 0 2254 1095" draw:points="2254,0 1002,0 0,1094 1253,1095">
          <text:p/>
        </draw:polygon>
        <draw:polygon draw:style-name="gr14" draw:text-style-name="P6" draw:layer="layout" svg:width="2.253cm" svg:height="1.094cm" draw:transform="skewX (-0.34470252726888) rotate (1.03916903663742) translate (9.01949522024796cm 8.92605509268331cm)" svg:viewBox="0 0 2254 1095" draw:points="2254,0 1002,0 0,1094 1253,1095">
          <text:p/>
        </draw:polygon>
        <draw:polygon draw:style-name="gr14" draw:text-style-name="P6" draw:layer="layout" svg:width="2.253cm" svg:height="1.094cm" draw:transform="skewX (-0.34470252726888) rotate (1.03916903663742) translate (9.01949522024796cm 11.0848284498112cm)" svg:viewBox="0 0 2254 1095" draw:points="2254,0 1002,0 0,1094 1253,1095">
          <text:p/>
        </draw:polygon>
        <draw:polygon draw:style-name="gr13" draw:text-style-name="P5" draw:layer="layout" svg:width="2.253cm" svg:height="1.094cm" draw:transform="skewX (-0.345226126044478) rotate (1.03916903663742) translate (8.38316723588248cm 7.84779271821531cm)" svg:viewBox="0 0 2254 1095" draw:points="2254,0 1003,0 0,1094 1253,1095">
          <text:p/>
        </draw:polygon>
        <draw:polygon draw:style-name="gr13" draw:text-style-name="P5" draw:layer="layout" svg:width="2.254cm" svg:height="1.094cm" draw:transform="skewX (-0.345400658969678) rotate (1.03916903663742) translate (8.38305788031907cm 10.0056188066154cm)" svg:viewBox="0 0 2255 1095" draw:points="2255,0 1003,0 0,1094 1253,1095">
          <text:p/>
        </draw:polygon>
        <presentation:notes draw:style-name="dp1">
          <draw:page-thumbnail draw:style-name="gr8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3" draw:layer="layout" svg:width="0.953cm" svg:height="0.962cm" svg:x="16.68cm" svg:y="6.494cm">
          <draw:text-box>
            <text:p text:style-name="P2">9</text:p>
          </draw:text-box>
        </draw:frame>
        <draw:frame draw:style-name="gr5" draw:text-style-name="P3" draw:layer="layout" svg:width="1.419cm" svg:height="1.673cm" svg:x="16.439cm" svg:y="4.394cm">
          <draw:text-box>
            <text:p text:style-name="P2">10</text:p>
          </draw:text-box>
        </draw:frame>
        <draw:frame draw:style-name="gr5" draw:text-style-name="P3" draw:layer="layout" svg:width="1.419cm" svg:height="1.673cm" svg:x="16.439cm" svg:y="2.222cm">
          <draw:text-box>
            <text:p text:style-name="P2">11</text:p>
          </draw:text-box>
        </draw:frame>
        <draw:frame draw:style-name="gr4" draw:text-style-name="P3" draw:layer="layout" svg:width="0.953cm" svg:height="0.962cm" svg:x="17.931cm" svg:y="8.707cm">
          <draw:text-box>
            <text:p text:style-name="P2">0</text:p>
          </draw:text-box>
        </draw:frame>
        <draw:frame draw:style-name="gr4" draw:text-style-name="P3" draw:layer="layout" svg:width="0.953cm" svg:height="0.962cm" svg:x="17.931cm" svg:y="6.535cm">
          <draw:text-box>
            <text:p text:style-name="P2">1</text:p>
          </draw:text-box>
        </draw:frame>
        <draw:frame draw:style-name="gr4" draw:text-style-name="P3" draw:layer="layout" svg:width="0.953cm" svg:height="0.962cm" svg:x="17.931cm" svg:y="4.363cm">
          <draw:text-box>
            <text:p text:style-name="P2">2</text:p>
          </draw:text-box>
        </draw:frame>
        <draw:frame draw:style-name="gr4" draw:text-style-name="P3" draw:layer="layout" svg:width="0.953cm" svg:height="0.962cm" svg:x="17.331cm" svg:y="7.576cm">
          <draw:text-box>
            <text:p text:style-name="P2">5</text:p>
          </draw:text-box>
        </draw:frame>
        <draw:frame draw:style-name="gr4" draw:text-style-name="P3" draw:layer="layout" svg:width="0.953cm" svg:height="0.962cm" svg:x="17.331cm" svg:y="5.404cm">
          <draw:text-box>
            <text:p text:style-name="P2">4</text:p>
          </draw:text-box>
        </draw:frame>
        <draw:frame draw:style-name="gr4" draw:text-style-name="P3" draw:layer="layout" svg:width="0.953cm" svg:height="0.962cm" svg:x="17.331cm" svg:y="3.232cm">
          <draw:text-box>
            <text:p text:style-name="P2">3</text:p>
          </draw:text-box>
        </draw:frame>
        <draw:frame draw:style-name="gr4" draw:text-style-name="P3" draw:layer="layout" svg:width="0.953cm" svg:height="0.962cm" svg:x="17.307cm" svg:y="9.806cm">
          <draw:text-box>
            <text:p text:style-name="P2">6</text:p>
          </draw:text-box>
        </draw:frame>
        <draw:frame draw:style-name="gr4" draw:text-style-name="P3" draw:layer="layout" svg:width="0.953cm" svg:height="0.962cm" svg:x="16.707cm" svg:y="10.847cm">
          <draw:text-box>
            <text:p text:style-name="P2">7</text:p>
          </draw:text-box>
        </draw:frame>
        <draw:frame draw:style-name="gr4" draw:text-style-name="P3" draw:layer="layout" svg:width="0.953cm" svg:height="0.962cm" svg:x="16.707cm" svg:y="8.675cm">
          <draw:text-box>
            <text:p text:style-name="P2">8</text:p>
          </draw:text-box>
        </draw:frame>
        <draw:frame draw:style-name="gr4" draw:text-style-name="P3" draw:layer="layout" svg:width="0.953cm" svg:height="0.962cm" svg:x="10.324cm" svg:y="6.538cm">
          <draw:text-box>
            <text:p text:style-name="P2">9</text:p>
          </draw:text-box>
        </draw:frame>
        <draw:frame draw:style-name="gr5" draw:text-style-name="P3" draw:layer="layout" svg:width="1.419cm" svg:height="1.673cm" svg:x="10.083cm" svg:y="4.438cm">
          <draw:text-box>
            <text:p text:style-name="P2">10</text:p>
          </draw:text-box>
        </draw:frame>
        <draw:frame draw:style-name="gr5" draw:text-style-name="P3" draw:layer="layout" svg:width="1.419cm" svg:height="1.673cm" svg:x="10.083cm" svg:y="2.266cm">
          <draw:text-box>
            <text:p text:style-name="P2">11</text:p>
          </draw:text-box>
        </draw:frame>
        <draw:frame draw:style-name="gr4" draw:text-style-name="P3" draw:layer="layout" svg:width="0.953cm" svg:height="0.962cm" svg:x="9.035cm" svg:y="8.645cm">
          <draw:text-box>
            <text:p text:style-name="P2">0</text:p>
          </draw:text-box>
        </draw:frame>
        <draw:frame draw:style-name="gr4" draw:text-style-name="P3" draw:layer="layout" svg:width="0.953cm" svg:height="0.962cm" svg:x="9.035cm" svg:y="6.473cm">
          <draw:text-box>
            <text:p text:style-name="P2">1</text:p>
          </draw:text-box>
        </draw:frame>
        <draw:frame draw:style-name="gr4" draw:text-style-name="P3" draw:layer="layout" svg:width="0.953cm" svg:height="0.962cm" svg:x="9.035cm" svg:y="4.301cm">
          <draw:text-box>
            <text:p text:style-name="P2">2</text:p>
          </draw:text-box>
        </draw:frame>
        <draw:frame draw:style-name="gr4" draw:text-style-name="P3" draw:layer="layout" svg:width="0.953cm" svg:height="0.962cm" svg:x="9.704cm" svg:y="7.594cm">
          <draw:text-box>
            <text:p text:style-name="P2">5</text:p>
          </draw:text-box>
        </draw:frame>
        <draw:frame draw:style-name="gr4" draw:text-style-name="P3" draw:layer="layout" svg:width="0.953cm" svg:height="0.962cm" svg:x="9.704cm" svg:y="5.422cm">
          <draw:text-box>
            <text:p text:style-name="P2">4</text:p>
          </draw:text-box>
        </draw:frame>
        <draw:frame draw:style-name="gr4" draw:text-style-name="P3" draw:layer="layout" svg:width="0.953cm" svg:height="0.962cm" svg:x="9.704cm" svg:y="3.25cm">
          <draw:text-box>
            <text:p text:style-name="P2">3</text:p>
          </draw:text-box>
        </draw:frame>
        <draw:frame draw:style-name="gr4" draw:text-style-name="P3" draw:layer="layout" svg:width="0.953cm" svg:height="0.962cm" svg:x="9.68cm" svg:y="9.824cm">
          <draw:text-box>
            <text:p text:style-name="P2">6</text:p>
          </draw:text-box>
        </draw:frame>
        <draw:frame draw:style-name="gr4" draw:text-style-name="P3" draw:layer="layout" svg:width="0.953cm" svg:height="0.962cm" svg:x="10.351cm" svg:y="10.891cm">
          <draw:text-box>
            <text:p text:style-name="P2">7</text:p>
          </draw:text-box>
        </draw:frame>
        <draw:frame draw:style-name="gr4" draw:text-style-name="P3" draw:layer="layout" svg:width="0.953cm" svg:height="0.962cm" svg:x="10.351cm" svg:y="8.719cm">
          <draw:text-box>
            <text:p text:style-name="P2">8</text:p>
          </draw:text-box>
        </draw:frame>
        <draw:custom-shape draw:style-name="gr11" draw:text-style-name="P3" draw:layer="layout" svg:width="5.08cm" svg:height="11.43cm" svg:x="11.432cm" svg:y="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54cm" svg:height="11.43cm" svg:x="16.512cm" svg:y="1.27cm">
          <text:p/>
          <draw:enhanced-geometry svg:viewBox="0 0 21600 21600" draw:type="rectangle" draw:enhanced-path="M 0 0 L 21600 0 21600 21600 0 21600 0 0 Z N"/>
        </draw:custom-shape>
        <draw:polygon draw:style-name="gr13" draw:text-style-name="P5" draw:layer="layout" svg:width="2.253cm" svg:height="1.094cm" draw:transform="skewX (0.344527994343681) rotate (-1.03934356956262) translate (17.782cm 2.66695328574428cm)" svg:viewBox="0 0 2254 1095" draw:points="0,0 1251,0 2254,1094 1001,1095">
          <text:p/>
        </draw:polygon>
        <draw:polygon draw:style-name="gr14" draw:text-style-name="P6" draw:layer="layout" svg:width="2.253cm" svg:height="1.094cm" draw:transform="skewX (0.345051593119279) rotate (-1.03934356956262) translate (18.418cm 3.74577335712786cm)" svg:viewBox="0 0 2254 1095" draw:points="0,0 1251,0 2254,1094 1001,1095">
          <text:p/>
        </draw:polygon>
        <draw:polygon draw:style-name="gr13" draw:text-style-name="P5" draw:layer="layout" svg:width="2.255cm" svg:height="1.097cm" draw:transform="skewX (0.347495054072071) rotate (-1.03707464153503) translate (17.148cm 3.74690657148856cm)" svg:viewBox="0 0 2256 1098" draw:points="0,0 1252,3 2256,1098 1002,1096">
          <text:p/>
        </draw:polygon>
        <draw:polygon draw:style-name="gr13" draw:text-style-name="P5" draw:layer="layout" svg:width="2.255cm" svg:height="1.097cm" draw:transform="skewX (0.347495054072071) rotate (-1.03707464153503) translate (17.148cm 1.587cm)" svg:viewBox="0 0 2256 1098" draw:points="0,0 1252,3 2256,1098 1002,1096">
          <text:p/>
        </draw:polygon>
        <draw:polygon draw:style-name="gr14" draw:text-style-name="P6" draw:layer="layout" svg:width="2.255cm" svg:height="1.097cm" draw:transform="skewX (0.347495054072071) rotate (-1.03707464153503) translate (17.148cm 5.90454671425572cm)" svg:viewBox="0 0 2256 1098" draw:points="0,0 1252,3 2256,1098 1002,1096">
          <text:p/>
        </draw:polygon>
        <draw:polygon draw:style-name="gr13" draw:text-style-name="P5" draw:layer="layout" svg:width="2.255cm" svg:height="1.097cm" draw:transform="skewX (0.347495054072071) rotate (-1.03707464153503) translate (17.148cm 8.06332007138358cm)" svg:viewBox="0 0 2256 1098" draw:points="0,0 1252,3 2256,1098 1002,1096">
          <text:p/>
        </draw:polygon>
        <draw:polygon draw:style-name="gr13" draw:text-style-name="P5" draw:layer="layout" svg:width="2.255cm" svg:height="1.097cm" draw:transform="skewX (0.347495054072071) rotate (-1.03707464153503) translate (17.148cm 10.2232266428721cm)" svg:viewBox="0 0 2256 1098" draw:points="0,0 1252,3 2256,1098 1002,1096">
          <text:p/>
        </draw:polygon>
        <draw:polygon draw:style-name="gr14" draw:text-style-name="P6" draw:layer="layout" svg:width="2.253cm" svg:height="1.094cm" draw:transform="skewX (0.344527994343681) rotate (-1.03934356956262) translate (17.782cm 4.82572664287214cm)" svg:viewBox="0 0 2254 1095" draw:points="0,0 1251,0 2254,1094 1001,1095">
          <text:p/>
        </draw:polygon>
        <draw:polygon draw:style-name="gr14" draw:text-style-name="P6" draw:layer="layout" svg:width="2.253cm" svg:height="1.094cm" draw:transform="skewX (0.344527994343681) rotate (-1.03934356956262) translate (17.782cm 6.9833667856393cm)" svg:viewBox="0 0 2254 1095" draw:points="0,0 1251,0 2254,1094 1001,1095">
          <text:p/>
        </draw:polygon>
        <draw:polygon draw:style-name="gr14" draw:text-style-name="P6" draw:layer="layout" svg:width="2.253cm" svg:height="1.094cm" draw:transform="skewX (0.344527994343681) rotate (-1.03934356956262) translate (17.782cm 9.14214014276717cm)" svg:viewBox="0 0 2254 1095" draw:points="0,0 1251,0 2254,1094 1001,1095">
          <text:p/>
        </draw:polygon>
        <draw:polygon draw:style-name="gr13" draw:text-style-name="P5" draw:layer="layout" svg:width="2.253cm" svg:height="1.094cm" draw:transform="skewX (0.345051593119279) rotate (-1.03934356956262) translate (18.418cm 5.90454671425572cm)" svg:viewBox="0 0 2254 1095" draw:points="0,0 1251,0 2254,1094 1001,1095">
          <text:p/>
        </draw:polygon>
        <draw:polygon draw:style-name="gr14" draw:text-style-name="P6" draw:layer="layout" svg:width="2.253cm" svg:height="1.094cm" draw:transform="skewX (0.345051593119279) rotate (-1.03934356956262) translate (18.418cm 8.06218685702288cm)" svg:viewBox="0 0 2254 1095" draw:points="0,0 1251,0 2254,1094 1001,1095">
          <text:p/>
        </draw:polygon>
        <draw:custom-shape draw:style-name="gr15" draw:text-style-name="P3" draw:layer="layout" svg:width="3.175cm" svg:height="3.175cm" svg:x="12.38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2.54cm" svg:height="11.43cm" svg:x="8.892cm" svg:y="1.27cm">
          <text:p/>
          <draw:enhanced-geometry svg:viewBox="0 0 21600 21600" draw:type="rectangle" draw:enhanced-path="M 0 0 L 21600 0 21600 21600 0 21600 0 0 Z N"/>
        </draw:custom-shape>
        <draw:polygon draw:style-name="gr13" draw:text-style-name="P5" draw:layer="layout" svg:width="2.253cm" svg:height="1.094cm" draw:transform="skewX (-0.34470252726888) rotate (1.03916903663742) translate (9.01949522024796cm 4.60964159278829cm)" svg:viewBox="0 0 2254 1095" draw:points="2254,0 1002,0 0,1094 1253,1095">
          <text:p/>
        </draw:polygon>
        <draw:polygon draw:style-name="gr13" draw:text-style-name="P5" draw:layer="layout" svg:width="2.254cm" svg:height="1.094cm" draw:transform="skewX (-0.345400658969678) rotate (1.03916903663742) translate (8.38305788031906cm 5.68920530672035cm)" svg:viewBox="0 0 2255 1095" draw:points="2255,0 1003,0 0,1094 1253,1095">
          <text:p/>
        </draw:polygon>
        <draw:polygon draw:style-name="gr13" draw:text-style-name="P5" draw:layer="layout" svg:width="2.255cm" svg:height="1.097cm" draw:transform="skewX (-0.347145988221672) rotate (1.03707464153503) translate (9.648343090221cm 5.6890353527848cm)" svg:viewBox="0 0 2256 1098" draw:points="2256,0 1003,3 0,1098 1254,1096">
          <text:p/>
        </draw:polygon>
        <draw:polygon draw:style-name="gr13" draw:text-style-name="P5" draw:layer="layout" svg:width="2.255cm" svg:height="1.097cm" draw:transform="skewX (-0.347145988221672) rotate (1.03707464153503) translate (9.648343090221cm 3.52912878129624cm)" svg:viewBox="0 0 2256 1098" draw:points="2256,0 1003,3 0,1098 1254,1096">
          <text:p/>
        </draw:polygon>
        <draw:polygon draw:style-name="gr13" draw:text-style-name="P5" draw:layer="layout" svg:width="2.256cm" svg:height="1.097cm" draw:transform="skewX (-0.34766958699727) rotate (1.03707464153503) translate (9.64801218426734cm 7.84723547299037cm)" svg:viewBox="0 0 2257 1098" draw:points="2257,0 1004,3 0,1098 1254,1096">
          <text:p/>
        </draw:polygon>
        <draw:polygon draw:style-name="gr13" draw:text-style-name="P5" draw:layer="layout" svg:width="2.255cm" svg:height="1.097cm" draw:transform="skewX (-0.347145988221672) rotate (1.03707464153503) translate (9.648343090221cm 10.0054488526798cm)" svg:viewBox="0 0 2256 1098" draw:points="2256,0 1003,3 0,1098 1254,1096">
          <text:p/>
        </draw:polygon>
        <draw:polygon draw:style-name="gr13" draw:text-style-name="P5" draw:layer="layout" svg:width="2.255cm" svg:height="1.097cm" draw:transform="skewX (-0.347145988221672) rotate (1.03707464153503) translate (9.648343090221cm 12.1653554241684cm)" svg:viewBox="0 0 2256 1098" draw:points="2256,0 1003,3 0,1098 1254,1096">
          <text:p/>
        </draw:polygon>
        <draw:polygon draw:style-name="gr14" draw:text-style-name="P6" draw:layer="layout" svg:width="2.253cm" svg:height="1.094cm" draw:transform="skewX (-0.34470252726888) rotate (1.03916903663742) translate (9.01949522024796cm 6.76841494991615cm)" svg:viewBox="0 0 2254 1095" draw:points="2254,0 1002,0 0,1094 1253,1095">
          <text:p/>
        </draw:polygon>
        <draw:polygon draw:style-name="gr14" draw:text-style-name="P6" draw:layer="layout" svg:width="2.253cm" svg:height="1.094cm" draw:transform="skewX (-0.34470252726888) rotate (1.03916903663742) translate (9.01949522024796cm 8.92605509268331cm)" svg:viewBox="0 0 2254 1095" draw:points="2254,0 1002,0 0,1094 1253,1095">
          <text:p/>
        </draw:polygon>
        <draw:polygon draw:style-name="gr14" draw:text-style-name="P6" draw:layer="layout" svg:width="2.253cm" svg:height="1.094cm" draw:transform="skewX (-0.34470252726888) rotate (1.03916903663742) translate (9.01949522024796cm 11.0848284498112cm)" svg:viewBox="0 0 2254 1095" draw:points="2254,0 1002,0 0,1094 1253,1095">
          <text:p/>
        </draw:polygon>
        <draw:polygon draw:style-name="gr13" draw:text-style-name="P5" draw:layer="layout" svg:width="2.253cm" svg:height="1.094cm" draw:transform="skewX (-0.345226126044478) rotate (1.03916903663742) translate (8.38316723588248cm 7.84779271821531cm)" svg:viewBox="0 0 2254 1095" draw:points="2254,0 1003,0 0,1094 1253,1095">
          <text:p/>
        </draw:polygon>
        <draw:polygon draw:style-name="gr13" draw:text-style-name="P5" draw:layer="layout" svg:width="2.254cm" svg:height="1.094cm" draw:transform="skewX (-0.345400658969678) rotate (1.03916903663742) translate (8.38305788031907cm 10.0056188066154cm)" svg:viewBox="0 0 2255 1095" draw:points="2255,0 1003,0 0,1094 1253,1095">
          <text:p/>
        </draw:polygon>
        <presentation:notes draw:style-name="dp1">
          <draw:page-thumbnail draw:style-name="gr8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4" draw:text-style-name="P3" draw:layer="layout" svg:width="0.953cm" svg:height="0.962cm" svg:x="16.68cm" svg:y="6.494cm">
          <draw:text-box>
            <text:p text:style-name="P2">9</text:p>
          </draw:text-box>
        </draw:frame>
        <draw:frame draw:style-name="gr5" draw:text-style-name="P3" draw:layer="layout" svg:width="1.419cm" svg:height="1.673cm" svg:x="16.439cm" svg:y="4.394cm">
          <draw:text-box>
            <text:p text:style-name="P2">10</text:p>
          </draw:text-box>
        </draw:frame>
        <draw:frame draw:style-name="gr5" draw:text-style-name="P3" draw:layer="layout" svg:width="1.419cm" svg:height="1.673cm" svg:x="16.439cm" svg:y="2.222cm">
          <draw:text-box>
            <text:p text:style-name="P2">11</text:p>
          </draw:text-box>
        </draw:frame>
        <draw:frame draw:style-name="gr4" draw:text-style-name="P3" draw:layer="layout" svg:width="0.953cm" svg:height="0.962cm" svg:x="17.931cm" svg:y="8.707cm">
          <draw:text-box>
            <text:p text:style-name="P2">0</text:p>
          </draw:text-box>
        </draw:frame>
        <draw:frame draw:style-name="gr4" draw:text-style-name="P3" draw:layer="layout" svg:width="0.953cm" svg:height="0.962cm" svg:x="17.931cm" svg:y="6.535cm">
          <draw:text-box>
            <text:p text:style-name="P2">1</text:p>
          </draw:text-box>
        </draw:frame>
        <draw:frame draw:style-name="gr4" draw:text-style-name="P3" draw:layer="layout" svg:width="0.953cm" svg:height="0.962cm" svg:x="17.931cm" svg:y="4.363cm">
          <draw:text-box>
            <text:p text:style-name="P2">2</text:p>
          </draw:text-box>
        </draw:frame>
        <draw:frame draw:style-name="gr4" draw:text-style-name="P3" draw:layer="layout" svg:width="0.953cm" svg:height="0.962cm" svg:x="17.331cm" svg:y="7.576cm">
          <draw:text-box>
            <text:p text:style-name="P2">5</text:p>
          </draw:text-box>
        </draw:frame>
        <draw:frame draw:style-name="gr4" draw:text-style-name="P3" draw:layer="layout" svg:width="0.953cm" svg:height="0.962cm" svg:x="17.331cm" svg:y="5.404cm">
          <draw:text-box>
            <text:p text:style-name="P2">4</text:p>
          </draw:text-box>
        </draw:frame>
        <draw:frame draw:style-name="gr4" draw:text-style-name="P3" draw:layer="layout" svg:width="0.953cm" svg:height="0.962cm" svg:x="17.331cm" svg:y="3.232cm">
          <draw:text-box>
            <text:p text:style-name="P2">3</text:p>
          </draw:text-box>
        </draw:frame>
        <draw:frame draw:style-name="gr4" draw:text-style-name="P3" draw:layer="layout" svg:width="0.953cm" svg:height="0.962cm" svg:x="17.307cm" svg:y="9.806cm">
          <draw:text-box>
            <text:p text:style-name="P2">6</text:p>
          </draw:text-box>
        </draw:frame>
        <draw:frame draw:style-name="gr4" draw:text-style-name="P3" draw:layer="layout" svg:width="0.953cm" svg:height="0.962cm" svg:x="16.707cm" svg:y="10.847cm">
          <draw:text-box>
            <text:p text:style-name="P2">7</text:p>
          </draw:text-box>
        </draw:frame>
        <draw:frame draw:style-name="gr4" draw:text-style-name="P3" draw:layer="layout" svg:width="0.953cm" svg:height="0.962cm" svg:x="16.707cm" svg:y="8.675cm">
          <draw:text-box>
            <text:p text:style-name="P2">8</text:p>
          </draw:text-box>
        </draw:frame>
        <draw:frame draw:style-name="gr4" draw:text-style-name="P3" draw:layer="layout" svg:width="0.953cm" svg:height="0.962cm" svg:x="10.324cm" svg:y="6.538cm">
          <draw:text-box>
            <text:p text:style-name="P2">9</text:p>
          </draw:text-box>
        </draw:frame>
        <draw:frame draw:style-name="gr5" draw:text-style-name="P3" draw:layer="layout" svg:width="1.419cm" svg:height="1.673cm" svg:x="10.083cm" svg:y="4.438cm">
          <draw:text-box>
            <text:p text:style-name="P2">10</text:p>
          </draw:text-box>
        </draw:frame>
        <draw:frame draw:style-name="gr5" draw:text-style-name="P3" draw:layer="layout" svg:width="1.419cm" svg:height="1.673cm" svg:x="10.083cm" svg:y="2.266cm">
          <draw:text-box>
            <text:p text:style-name="P2">11</text:p>
          </draw:text-box>
        </draw:frame>
        <draw:frame draw:style-name="gr4" draw:text-style-name="P3" draw:layer="layout" svg:width="0.953cm" svg:height="0.962cm" svg:x="9.035cm" svg:y="8.645cm">
          <draw:text-box>
            <text:p text:style-name="P2">0</text:p>
          </draw:text-box>
        </draw:frame>
        <draw:frame draw:style-name="gr4" draw:text-style-name="P3" draw:layer="layout" svg:width="0.953cm" svg:height="0.962cm" svg:x="9.035cm" svg:y="6.473cm">
          <draw:text-box>
            <text:p text:style-name="P2">1</text:p>
          </draw:text-box>
        </draw:frame>
        <draw:frame draw:style-name="gr4" draw:text-style-name="P3" draw:layer="layout" svg:width="0.953cm" svg:height="0.962cm" svg:x="9.035cm" svg:y="4.301cm">
          <draw:text-box>
            <text:p text:style-name="P2">2</text:p>
          </draw:text-box>
        </draw:frame>
        <draw:frame draw:style-name="gr4" draw:text-style-name="P3" draw:layer="layout" svg:width="0.953cm" svg:height="0.962cm" svg:x="9.704cm" svg:y="7.594cm">
          <draw:text-box>
            <text:p text:style-name="P2">5</text:p>
          </draw:text-box>
        </draw:frame>
        <draw:frame draw:style-name="gr4" draw:text-style-name="P3" draw:layer="layout" svg:width="0.953cm" svg:height="0.962cm" svg:x="9.704cm" svg:y="5.422cm">
          <draw:text-box>
            <text:p text:style-name="P2">4</text:p>
          </draw:text-box>
        </draw:frame>
        <draw:frame draw:style-name="gr4" draw:text-style-name="P3" draw:layer="layout" svg:width="0.953cm" svg:height="0.962cm" svg:x="9.704cm" svg:y="3.25cm">
          <draw:text-box>
            <text:p text:style-name="P2">3</text:p>
          </draw:text-box>
        </draw:frame>
        <draw:frame draw:style-name="gr4" draw:text-style-name="P3" draw:layer="layout" svg:width="0.953cm" svg:height="0.962cm" svg:x="9.68cm" svg:y="9.824cm">
          <draw:text-box>
            <text:p text:style-name="P2">6</text:p>
          </draw:text-box>
        </draw:frame>
        <draw:frame draw:style-name="gr4" draw:text-style-name="P3" draw:layer="layout" svg:width="0.953cm" svg:height="0.962cm" svg:x="10.351cm" svg:y="10.891cm">
          <draw:text-box>
            <text:p text:style-name="P2">7</text:p>
          </draw:text-box>
        </draw:frame>
        <draw:frame draw:style-name="gr4" draw:text-style-name="P3" draw:layer="layout" svg:width="0.953cm" svg:height="0.962cm" svg:x="10.351cm" svg:y="8.719cm">
          <draw:text-box>
            <text:p text:style-name="P2">8</text:p>
          </draw:text-box>
        </draw:frame>
        <draw:custom-shape draw:style-name="gr11" draw:text-style-name="P3" draw:layer="layout" svg:width="5.08cm" svg:height="11.43cm" svg:x="11.432cm" svg:y="1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54cm" svg:height="11.43cm" svg:x="16.512cm" svg:y="1.27cm">
          <text:p/>
          <draw:enhanced-geometry svg:viewBox="0 0 21600 21600" draw:type="rectangle" draw:enhanced-path="M 0 0 L 21600 0 21600 21600 0 21600 0 0 Z N"/>
        </draw:custom-shape>
        <draw:polygon draw:style-name="gr13" draw:text-style-name="P5" draw:layer="layout" svg:width="2.253cm" svg:height="1.094cm" draw:transform="skewX (0.344527994343681) rotate (-1.03934356956262) translate (17.782cm 2.66695328574428cm)" svg:viewBox="0 0 2254 1095" draw:points="0,0 1251,0 2254,1094 1001,1095">
          <text:p/>
        </draw:polygon>
        <draw:polygon draw:style-name="gr13" draw:text-style-name="P5" draw:layer="layout" svg:width="2.253cm" svg:height="1.094cm" draw:transform="skewX (0.345051593119279) rotate (-1.03934356956262) translate (18.418cm 3.74577335712786cm)" svg:viewBox="0 0 2254 1095" draw:points="0,0 1251,0 2254,1094 1001,1095">
          <text:p/>
        </draw:polygon>
        <draw:polygon draw:style-name="gr13" draw:text-style-name="P5" draw:layer="layout" svg:width="2.255cm" svg:height="1.097cm" draw:transform="skewX (0.347495054072071) rotate (-1.03707464153503) translate (17.148cm 3.74690657148856cm)" svg:viewBox="0 0 2256 1098" draw:points="0,0 1252,3 2256,1098 1002,1096">
          <text:p/>
        </draw:polygon>
        <draw:polygon draw:style-name="gr13" draw:text-style-name="P5" draw:layer="layout" svg:width="2.255cm" svg:height="1.097cm" draw:transform="skewX (0.347495054072071) rotate (-1.03707464153503) translate (17.148cm 1.587cm)" svg:viewBox="0 0 2256 1098" draw:points="0,0 1252,3 2256,1098 1002,1096">
          <text:p/>
        </draw:polygon>
        <draw:polygon draw:style-name="gr14" draw:text-style-name="P6" draw:layer="layout" svg:width="2.255cm" svg:height="1.097cm" draw:transform="skewX (0.347495054072071) rotate (-1.03707464153503) translate (17.148cm 5.90454671425572cm)" svg:viewBox="0 0 2256 1098" draw:points="0,0 1252,3 2256,1098 1002,1096">
          <text:p/>
        </draw:polygon>
        <draw:polygon draw:style-name="gr14" draw:text-style-name="P6" draw:layer="layout" svg:width="2.255cm" svg:height="1.097cm" draw:transform="skewX (0.347495054072071) rotate (-1.03707464153503) translate (17.148cm 8.06332007138358cm)" svg:viewBox="0 0 2256 1098" draw:points="0,0 1252,3 2256,1098 1002,1096">
          <text:p/>
        </draw:polygon>
        <draw:polygon draw:style-name="gr13" draw:text-style-name="P5" draw:layer="layout" svg:width="2.255cm" svg:height="1.097cm" draw:transform="skewX (0.347495054072071) rotate (-1.03707464153503) translate (17.148cm 10.2232266428721cm)" svg:viewBox="0 0 2256 1098" draw:points="0,0 1252,3 2256,1098 1002,1096">
          <text:p/>
        </draw:polygon>
        <draw:polygon draw:style-name="gr14" draw:text-style-name="P6" draw:layer="layout" svg:width="2.253cm" svg:height="1.094cm" draw:transform="skewX (0.344527994343681) rotate (-1.03934356956262) translate (17.782cm 4.82572664287214cm)" svg:viewBox="0 0 2254 1095" draw:points="0,0 1251,0 2254,1094 1001,1095">
          <text:p/>
        </draw:polygon>
        <draw:polygon draw:style-name="gr13" draw:text-style-name="P5" draw:layer="layout" svg:width="2.253cm" svg:height="1.094cm" draw:transform="skewX (0.344527994343681) rotate (-1.03934356956262) translate (17.782cm 6.9833667856393cm)" svg:viewBox="0 0 2254 1095" draw:points="0,0 1251,0 2254,1094 1001,1095">
          <text:p/>
        </draw:polygon>
        <draw:polygon draw:style-name="gr14" draw:text-style-name="P6" draw:layer="layout" svg:width="2.253cm" svg:height="1.094cm" draw:transform="skewX (0.344527994343681) rotate (-1.03934356956262) translate (17.782cm 9.14214014276717cm)" svg:viewBox="0 0 2254 1095" draw:points="0,0 1251,0 2254,1094 1001,1095">
          <text:p/>
        </draw:polygon>
        <draw:polygon draw:style-name="gr14" draw:text-style-name="P6" draw:layer="layout" svg:width="2.253cm" svg:height="1.094cm" draw:transform="skewX (0.345051593119279) rotate (-1.03934356956262) translate (18.418cm 5.90454671425572cm)" svg:viewBox="0 0 2254 1095" draw:points="0,0 1251,0 2254,1094 1001,1095">
          <text:p/>
        </draw:polygon>
        <draw:polygon draw:style-name="gr14" draw:text-style-name="P6" draw:layer="layout" svg:width="2.253cm" svg:height="1.094cm" draw:transform="skewX (0.345051593119279) rotate (-1.03934356956262) translate (18.418cm 8.06218685702288cm)" svg:viewBox="0 0 2254 1095" draw:points="0,0 1251,0 2254,1094 1001,1095">
          <text:p/>
        </draw:polygon>
        <draw:custom-shape draw:style-name="gr15" draw:text-style-name="P3" draw:layer="layout" svg:width="3.175cm" svg:height="3.175cm" svg:x="12.38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2.54cm" svg:height="11.43cm" svg:x="8.892cm" svg:y="1.27cm">
          <text:p/>
          <draw:enhanced-geometry svg:viewBox="0 0 21600 21600" draw:type="rectangle" draw:enhanced-path="M 0 0 L 21600 0 21600 21600 0 21600 0 0 Z N"/>
        </draw:custom-shape>
        <draw:polygon draw:style-name="gr13" draw:text-style-name="P5" draw:layer="layout" svg:width="2.253cm" svg:height="1.094cm" draw:transform="skewX (-0.34470252726888) rotate (1.03916903663742) translate (9.01949522024796cm 4.60964159278829cm)" svg:viewBox="0 0 2254 1095" draw:points="2254,0 1002,0 0,1094 1253,1095">
          <text:p/>
        </draw:polygon>
        <draw:polygon draw:style-name="gr13" draw:text-style-name="P5" draw:layer="layout" svg:width="2.254cm" svg:height="1.094cm" draw:transform="skewX (-0.345400658969678) rotate (1.03916903663742) translate (8.38305788031906cm 5.68920530672035cm)" svg:viewBox="0 0 2255 1095" draw:points="2255,0 1003,0 0,1094 1253,1095">
          <text:p/>
        </draw:polygon>
        <draw:polygon draw:style-name="gr13" draw:text-style-name="P5" draw:layer="layout" svg:width="2.255cm" svg:height="1.097cm" draw:transform="skewX (-0.347145988221672) rotate (1.03707464153503) translate (9.648343090221cm 5.6890353527848cm)" svg:viewBox="0 0 2256 1098" draw:points="2256,0 1003,3 0,1098 1254,1096">
          <text:p/>
        </draw:polygon>
        <draw:polygon draw:style-name="gr13" draw:text-style-name="P5" draw:layer="layout" svg:width="2.255cm" svg:height="1.097cm" draw:transform="skewX (-0.347145988221672) rotate (1.03707464153503) translate (9.648343090221cm 3.52912878129624cm)" svg:viewBox="0 0 2256 1098" draw:points="2256,0 1003,3 0,1098 1254,1096">
          <text:p/>
        </draw:polygon>
        <draw:polygon draw:style-name="gr14" draw:text-style-name="P6" draw:layer="layout" svg:width="2.256cm" svg:height="1.097cm" draw:transform="skewX (-0.34766958699727) rotate (1.03707464153503) translate (9.64801218426734cm 7.84723547299037cm)" svg:viewBox="0 0 2257 1098" draw:points="2257,0 1004,3 0,1098 1254,1096">
          <text:p/>
        </draw:polygon>
        <draw:polygon draw:style-name="gr14" draw:text-style-name="P6" draw:layer="layout" svg:width="2.255cm" svg:height="1.097cm" draw:transform="skewX (-0.347145988221672) rotate (1.03707464153503) translate (9.648343090221cm 10.0054488526798cm)" svg:viewBox="0 0 2256 1098" draw:points="2256,0 1003,3 0,1098 1254,1096">
          <text:p/>
        </draw:polygon>
        <draw:polygon draw:style-name="gr13" draw:text-style-name="P5" draw:layer="layout" svg:width="2.255cm" svg:height="1.097cm" draw:transform="skewX (-0.347145988221672) rotate (1.03707464153503) translate (9.648343090221cm 12.1653554241684cm)" svg:viewBox="0 0 2256 1098" draw:points="2256,0 1003,3 0,1098 1254,1096">
          <text:p/>
        </draw:polygon>
        <draw:polygon draw:style-name="gr14" draw:text-style-name="P6" draw:layer="layout" svg:width="2.253cm" svg:height="1.094cm" draw:transform="skewX (-0.34470252726888) rotate (1.03916903663742) translate (9.01949522024796cm 6.76841494991615cm)" svg:viewBox="0 0 2254 1095" draw:points="2254,0 1002,0 0,1094 1253,1095">
          <text:p/>
        </draw:polygon>
        <draw:polygon draw:style-name="gr14" draw:text-style-name="P6" draw:layer="layout" svg:width="2.253cm" svg:height="1.094cm" draw:transform="skewX (-0.34470252726888) rotate (1.03916903663742) translate (9.01949522024796cm 8.92605509268331cm)" svg:viewBox="0 0 2254 1095" draw:points="2254,0 1002,0 0,1094 1253,1095">
          <text:p/>
        </draw:polygon>
        <draw:polygon draw:style-name="gr14" draw:text-style-name="P6" draw:layer="layout" svg:width="2.253cm" svg:height="1.094cm" draw:transform="skewX (-0.34470252726888) rotate (1.03916903663742) translate (9.01949522024796cm 11.0848284498112cm)" svg:viewBox="0 0 2254 1095" draw:points="2254,0 1002,0 0,1094 1253,1095">
          <text:p/>
        </draw:polygon>
        <draw:polygon draw:style-name="gr13" draw:text-style-name="P5" draw:layer="layout" svg:width="2.253cm" svg:height="1.094cm" draw:transform="skewX (-0.345226126044478) rotate (1.03916903663742) translate (8.38316723588248cm 7.84779271821531cm)" svg:viewBox="0 0 2254 1095" draw:points="2254,0 1003,0 0,1094 1253,1095">
          <text:p/>
        </draw:polygon>
        <draw:polygon draw:style-name="gr13" draw:text-style-name="P5" draw:layer="layout" svg:width="2.254cm" svg:height="1.094cm" draw:transform="skewX (-0.345400658969678) rotate (1.03916903663742) translate (8.38305788031907cm 10.0056188066154cm)" svg:viewBox="0 0 2255 1095" draw:points="2255,0 1003,0 0,1094 1253,1095">
          <text:p/>
        </draw:polygon>
        <presentation:notes draw:style-name="dp1">
          <draw:page-thumbnail draw:style-name="gr8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16:46:45.863233700</meta:creation-date>
    <dc:date>2021-12-27T19:50:09.394921823</dc:date>
    <meta:editing-duration>PT1M53S</meta:editing-duration>
    <meta:editing-cycles>1</meta:editing-cycles>
    <meta:document-statistic meta:object-count="431"/>
    <meta:generator>LibreOffice/6.4.7.2$Linux_X86_64 LibreOffice_project/40$Build-2</meta:generator>
  </office:meta>
</office:document-meta>
</file>